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164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4b9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4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666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7ac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9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45e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b4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c2e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ce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fe8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59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4d2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63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ba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8e5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644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ffc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678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9e4a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08348a" officeooo:paragraph-rsid="003a6d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fb91fa" officeooo:paragraph-rsid="003a6d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827c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59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2ffc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678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b4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1621b96" officeooo:paragraph-rsid="003a6d3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e0b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5b4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3e9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3f5e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e0b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name-complex="Courier New"/>
    </style:style>
    <style:style style:name="T2" style:family="text">
      <style:text-properties style:font-name="Times New Roman" officeooo:rsid="003bee55" style:font-name-asian="Courier New" style:font-name-complex="Courier New"/>
    </style:style>
    <style:style style:name="T3" style:family="text">
      <style:text-properties style:font-name="Times New Roman" officeooo:rsid="005a182b" style:font-name-asian="Courier New" style:font-name-complex="Courier New"/>
    </style:style>
    <style:style style:name="T4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6" style:family="text">
      <style:text-properties style:font-name="Times New Roman" fo:font-size="10pt" officeooo:rsid="003bee55" style:font-name-asian="Courier New" style:font-size-asian="10pt" style:font-name-complex="Courier New" style:font-size-complex="10pt"/>
    </style:style>
    <style:style style:name="T7" style:family="text">
      <style:text-properties style:font-name="Times New Roman" fo:font-size="10pt" officeooo:rsid="00201641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pan text:style-name="MathematicaFormatStandardForm"><text:span text:style-name="T1"><draw:frame draw:style-name="fr1" draw:name="Object213" text:anchor-type="as-char" svg:y="-0.2228in" svg:width="1.0835in" svg:height="0.3665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216" text:anchor-type="as-char" svg:y="-0.1839in" svg:width="0.9835in" svg:height="0.3252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217" text:anchor-type="as-char" svg:y="-0.2228in" svg:width="0.7681in" svg:height="0.3638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0"><text:span text:style-name="MathematicaFormatStandardForm"><text:span text:style-name="T6">...</text:span></text:span></text:p>
        <text:p text:style-name="P2"><text:span text:style-name="MathematicaFormatStandardForm"><text:span text:style-name="T7"/></text:span></text:p>
        <text:p text:style-name="P3"><text:span text:style-name="MathematicaFormatStandardForm"><text:span text:style-name="T1"><draw:frame draw:style-name="fr1" draw:name="Object51" text:anchor-type="as-char" svg:y="-0.2228in" svg:width="1.1717in" svg:height="0.3665in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3"><text:span text:style-name="MathematicaFormatStandardForm"><text:span text:style-name="T1"><draw:frame draw:style-name="fr1" draw:name="Object52" text:anchor-type="as-char" svg:y="-0.2228in" svg:width="1.5874in" svg:height="0.3665in" draw:z-index="5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3"><text:span text:style-name="MathematicaFormatStandardForm"><text:span text:style-name="T1"><draw:frame draw:style-name="fr1" draw:name="Object53" text:anchor-type="as-char" svg:y="-0.2228in" svg:width="1.9154in" svg:height="0.3665in" draw:z-index="51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5"><text:span text:style-name="MathematicaFormatStandardForm"><text:span text:style-name="T1"><draw:frame draw:style-name="fr1" draw:name="Object58" text:anchor-type="as-char" svg:y="-0.2339in" svg:width="1.3409in" svg:height="0.378in" draw:z-index="52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  <text:p text:style-name="P3"><text:span text:style-name="MathematicaFormatStandardForm"><text:span text:style-name="T1"/></text:span></text:p>
        <text:p text:style-name="P19"><text:span text:style-name="MathematicaFormatStandardForm"><text:span text:style-name="T4">…</text:span></text:span></text:p>
        <text:p text:style-name="P19"><text:span text:style-name="MathematicaFormatStandardForm"><text:span text:style-name="T4"/></text:span></text:p>
        <text:p text:style-name="P4"><text:span text:style-name="MathematicaFormatStandardForm"><text:span text:style-name="T1"><draw:frame draw:style-name="fr1" draw:name="Object56" text:anchor-type="as-char" svg:y="-0.2228in" svg:width="1.5799in" svg:height="0.3665in" draw:z-index="53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  <text:p text:style-name="P4"><text:span text:style-name="MathematicaFormatStandardForm"><text:span text:style-name="T2"/></text:span></text:p>
        <text:p text:style-name="P4"><text:span text:style-name="MathematicaFormatStandardForm"><text:span text:style-name="T1"><draw:frame draw:style-name="fr1" draw:name="Object57" text:anchor-type="as-char" svg:y="-0.2228in" svg:width="1.5854in" svg:height="0.3665in" draw:z-index="5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  <text:p text:style-name="P4"><text:span text:style-name="MathematicaFormatStandardForm"><text:span text:style-name="T1"/></text:span></text:p>
        <text:p text:style-name="P4"><text:span text:style-name="MathematicaFormatStandardForm"><text:span text:style-name="T1">…</text:span></text:span></text:p>
        <text:p text:style-name="P4"><text:span text:style-name="MathematicaFormatStandardForm"><text:span text:style-name="T1"/></text:span></text:p>
        <text:p text:style-name="P6"><text:span text:style-name="MathematicaFormatStandardForm"><text:span text:style-name="T1"><draw:frame draw:style-name="fr1" draw:name="Object59" text:anchor-type="as-char" svg:y="-0.2228in" svg:width="2.0756in" svg:height="0.3665in" draw:z-index="5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  <text:p text:style-name="P25"><text:span text:style-name="MathematicaFormatStandardForm"><text:span text:style-name="T4"><draw:frame draw:style-name="fr1" draw:name="Object2" text:anchor-type="as-char" svg:y="-0.2339in" svg:width="0.9299in" svg:height="0.3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<text:p text:style-name="P10"><text:span text:style-name="MathematicaFormatStandardForm"><text:span text:style-name="T5"/></text:span></text:p>
        <text:p text:style-name="P10"><text:span text:style-name="MathematicaFormatStandardForm"><text:span text:style-name="T4"><draw:frame draw:style-name="fr1" draw:name="Object3" text:anchor-type="as-char" svg:y="-0.2339in" svg:width="1.2575in" svg:height="0.3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4" text:anchor-type="as-char" svg:y="-0.2339in" svg:width="1.5634in" svg:height="0.393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5" text:anchor-type="as-char" svg:y="-0.2339in" svg:width="1.8402in" svg:height="0.3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1"><text:span text:style-name="MathematicaFormatStandardForm"><text:span text:style-name="T4"><draw:frame draw:style-name="fr1" draw:name="Object13" text:anchor-type="as-char" svg:y="-0.2228in" svg:width="1.2354in" svg:height="0.3827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...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6" text:anchor-type="as-char" svg:y="-0.2339in" svg:width="1.1138in" svg:height="0.39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7" text:anchor-type="as-char" svg:y="-0.2339in" svg:width="1.4402in" svg:height="0.393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8" text:anchor-type="as-char" svg:y="-0.2339in" svg:width="1.8555in" svg:height="0.393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9" text:anchor-type="as-char" svg:y="-0.2228in" svg:width="1.4665in" svg:height="0.382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10" text:anchor-type="as-char" svg:y="-0.2339in" svg:width="2.3154in" svg:height="0.393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1"><text:span text:style-name="MathematicaFormatStandardForm"><text:span text:style-name="T4"><draw:frame draw:style-name="fr1" draw:name="Object14" text:anchor-type="as-char" svg:y="-0.2228in" svg:width="1.4217in" svg:height="0.3827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...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/></text:span></text:p>
        <text:p text:style-name="P12"><text:span text:style-name="MathematicaFormatStandardForm"><text:span text:style-name="T4"><draw:frame draw:style-name="fr1" draw:name="Object19" text:anchor-type="as-char" svg:y="-0.2339in" svg:width="1.2555in" svg:height="0.3937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<text:p text:style-name="P12"><text:span text:style-name="MathematicaFormatStandardForm"><text:span text:style-name="T4"/></text:span></text:p>
        <text:p text:style-name="P12"><text:span text:style-name="MathematicaFormatStandardForm"><text:span text:style-name="T4"><draw:frame draw:style-name="fr1" draw:name="Object21" text:anchor-type="as-char" svg:y="-0.2339in" svg:width="1.7063in" svg:height="0.3937in" draw:z-index="1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  <text:p text:style-name="P12"><text:span text:style-name="MathematicaFormatStandardForm"><text:span text:style-name="T4"/></text:span></text:p>
        <text:p text:style-name="P12"><text:span text:style-name="MathematicaFormatStandardForm"><text:span text:style-name="T4"><draw:frame draw:style-name="fr1" draw:name="Object22" text:anchor-type="as-char" svg:y="-0.2339in" svg:width="2.2161in" svg:height="0.3937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<text:p text:style-name="P12"><text:span text:style-name="MathematicaFormatStandardForm"><text:span text:style-name="T4"/></text:span></text:p>
        <text:p text:style-name="P12"><text:span text:style-name="MathematicaFormatStandardForm"><text:span text:style-name="T4"><draw:frame draw:style-name="fr1" draw:name="Object16" text:anchor-type="as-char" svg:y="-0.2228in" svg:width="1.5744in" svg:height="0.3827in" draw:z-index="17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<text:p text:style-name="P12"><text:span text:style-name="MathematicaFormatStandardForm"><text:span text:style-name="T4"/></text:span></text:p>
        <text:p text:style-name="P12"><text:span text:style-name="MathematicaFormatStandardForm"><text:span text:style-name="T4"><draw:frame draw:style-name="fr1" draw:name="Object20" text:anchor-type="as-char" svg:y="-0.2339in" svg:width="2.678in" svg:height="0.3937in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  <text:p text:style-name="P12"><text:span text:style-name="MathematicaFormatStandardForm"><text:span text:style-name="T4"/></text:span></text:p>
        <text:p text:style-name="P12"><text:span text:style-name="MathematicaFormatStandardForm"><text:span text:style-name="T4"><draw:frame draw:style-name="fr1" draw:name="Object15" text:anchor-type="as-char" svg:y="-0.2228in" svg:width="1.5283in" svg:height="0.3827in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  <text:p text:style-name="P12"><text:span text:style-name="MathematicaFormatStandardForm"><text:span text:style-name="T4"/></text:span></text:p>
        <text:p text:style-name="P12"><text:span text:style-name="MathematicaFormatStandardForm"><text:span text:style-name="T4">...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11" text:anchor-type="as-char" svg:y="-0.2228in" svg:width="1.9953in" svg:height="0.3827in" draw:z-index="2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3"><text:span text:style-name="MathematicaFormatStandardForm"><text:span text:style-name="T4"><draw:frame draw:style-name="fr1" draw:name="Object23" text:anchor-type="as-char" svg:y="-0.2339in" svg:width="2.4354in" svg:height="0.3937in" draw:z-index="21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12" text:anchor-type="as-char" svg:y="-0.228in" svg:width="2.4126in" svg:height="0.3874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17" text:anchor-type="as-char" svg:y="-0.2228in" svg:width="2.0228in" svg:height="0.3827in" draw:z-index="2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18" text:anchor-type="as-char" svg:y="-0.2228in" svg:width="2.3252in" svg:height="0.3827in" draw:z-index="2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  <text:p text:style-name="P10"><text:span text:style-name="MathematicaFormatStandardForm"><text:span text:style-name="T4"/></text:span></text:p>
        <text:p text:style-name="P10"><text:span text:style-name="MathematicaFormatStandardForm"><text:span text:style-name="T4"><draw:frame draw:style-name="fr1" draw:name="Object1" text:anchor-type="as-char" svg:y="-0.2228in" svg:width="2.0992in" svg:height="0.3827in" draw:z-index="2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<text:p text:style-name="P10"><text:span text:style-name="MathematicaFormatStandardForm"><text:span text:style-name="T5"/></text:span></text:p>
        <text:p text:style-name="P10"><text:span text:style-name="MathematicaFormatStandardForm"><text:span text:style-name="T4">...</text:span></text:span></text:p>
        <text:p text:style-name="P10"><text:span text:style-name="MathematicaFormatStandardForm"><text:span text:style-name="T5"/></text:span></text:p>
        <text:p text:style-name="P14"><text:span text:style-name="MathematicaFormatStandardForm"><text:span text:style-name="T6"/></text:span></text:p>
        <text:p text:style-name="P26"><text:span text:style-name="MathematicaFormatStandardForm"><text:span text:style-name="T4"><draw:frame draw:style-name="fr1" draw:name="Object24" text:anchor-type="as-char" svg:y="-0.2339in" svg:width="0.7618in" svg:height="0.375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<text:p text:style-name="P14"><text:span text:style-name="MathematicaFormatStandardForm"><text:span text:style-name="T5"/></text:span></text:p>
        <text:p text:style-name="P14"><text:span text:style-name="MathematicaFormatStandardForm"><text:span text:style-name="T4"><draw:frame draw:style-name="fr1" draw:name="Object25" text:anchor-type="as-char" svg:y="-0.2339in" svg:width="1.1835in" svg:height="0.3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<text:p text:style-name="P14"><text:span text:style-name="MathematicaFormatStandardForm"><text:span text:style-name="T4"/></text:span></text:p>
        <text:p text:style-name="P14"><text:span text:style-name="MathematicaFormatStandardForm"><text:span text:style-name="T4"><draw:frame draw:style-name="fr1" draw:name="Object26" text:anchor-type="as-char" svg:y="-0.2339in" svg:width="1.6437in" svg:height="0.3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<text:p text:style-name="P14"><text:span text:style-name="MathematicaFormatStandardForm"><text:span text:style-name="T4"/></text:span></text:p>
        <text:p text:style-name="P14"><text:span text:style-name="MathematicaFormatStandardForm"><text:span text:style-name="T4"><draw:frame draw:style-name="fr1" draw:name="Object27" text:anchor-type="as-char" svg:y="-0.2339in" svg:width="1.4866in" svg:height="0.375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<text:p text:style-name="P14"><text:span text:style-name="MathematicaFormatStandardForm"><text:span text:style-name="T4"/></text:span></text:p>
        <text:p text:style-name="P14"><text:span text:style-name="MathematicaFormatStandardForm"><text:span text:style-name="T4"><draw:frame draw:style-name="fr1" draw:name="Object28" text:anchor-type="as-char" svg:y="-0.1437in" svg:width="0.8736in" svg:height="0.1945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  <text:p text:style-name="P14"><text:span text:style-name="MathematicaFormatStandardForm"><text:span text:style-name="T4"/></text:span></text:p>
        <text:p text:style-name="P15"><text:span text:style-name="MathematicaFormatStandardForm"><text:span text:style-name="T4"><draw:frame draw:style-name="fr1" draw:name="Object29" text:anchor-type="as-char" svg:y="-0.2339in" svg:width="0.811in" svg:height="0.3752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  <text:p text:style-name="P15"><text:span text:style-name="MathematicaFormatStandardForm"><text:span text:style-name="T4"/></text:span></text:p>
        <text:p text:style-name="P14"><text:span text:style-name="MathematicaFormatStandardForm"><text:span text:style-name="T4">…</text:span></text:span></text:p>
        <text:p text:style-name="P14"><text:span text:style-name="MathematicaFormatStandardForm"><text:span text:style-name="T4"/></text:span></text:p>
        <text:p text:style-name="P16"><text:span text:style-name="MathematicaFormatStandardForm"><text:span text:style-name="T4"><draw:frame draw:style-name="fr1" draw:name="Object31" text:anchor-type="as-char" svg:y="-0.2339in" svg:width="0.9457in" svg:height="0.3752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<text:p text:style-name="P16"><text:span text:style-name="MathematicaFormatStandardForm"><text:span text:style-name="T5"/></text:span></text:p>
        <text:p text:style-name="P16"><text:span text:style-name="MathematicaFormatStandardForm"><text:span text:style-name="T4"><draw:frame draw:style-name="fr1" draw:name="Object32" text:anchor-type="as-char" svg:y="-0.2339in" svg:width="1.4602in" svg:height="0.3752in" draw:z-index="3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<text:p text:style-name="P16"><text:span text:style-name="MathematicaFormatStandardForm"><text:span text:style-name="T4"/></text:span></text:p>
        <text:p text:style-name="P16"><text:span text:style-name="MathematicaFormatStandardForm"><text:span text:style-name="T4"><draw:frame draw:style-name="fr1" draw:name="Object33" text:anchor-type="as-char" svg:y="-0.2339in" svg:width="1.9236in" svg:height="0.3752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<text:p text:style-name="P16"><text:span text:style-name="MathematicaFormatStandardForm"><text:span text:style-name="T4"/></text:span></text:p>
        <text:p text:style-name="P16"><text:span text:style-name="MathematicaFormatStandardForm"><text:span text:style-name="T4"><draw:frame draw:style-name="fr1" draw:name="Object34" text:anchor-type="as-char" svg:y="-0.2339in" svg:width="1.9937in" svg:height="0.3752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  <text:p text:style-name="P16"><text:span text:style-name="MathematicaFormatStandardForm"><text:span text:style-name="T4"/></text:span></text:p>
        <text:p text:style-name="P16"><text:span text:style-name="MathematicaFormatStandardForm"><text:span text:style-name="T4"><draw:frame draw:style-name="fr1" draw:name="Object30" text:anchor-type="as-char" svg:y="-0.1437in" svg:width="0.8736in" svg:height="0.1945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<text:p text:style-name="P16"><text:span text:style-name="MathematicaFormatStandardForm"><text:span text:style-name="T4"/></text:span></text:p>
        <text:p text:style-name="P16"><text:span text:style-name="MathematicaFormatStandardForm"><text:span text:style-name="T4">…</text:span></text:span></text:p>
        <text:p text:style-name="P16"><text:span text:style-name="MathematicaFormatStandardForm"><text:span text:style-name="T4"/></text:span></text:p>
        <text:p text:style-name="P17"><text:span text:style-name="MathematicaFormatStandardForm"><text:span text:style-name="T4"><draw:frame draw:style-name="fr1" draw:name="Object36" text:anchor-type="as-char" svg:y="-0.1437in" svg:width="1.2528in" svg:height="0.1945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  <text:p text:style-name="P17"><text:span text:style-name="MathematicaFormatStandardForm"><text:span text:style-name="T4"/></text:span></text:p>
        <text:p text:style-name="P17"><text:span text:style-name="MathematicaFormatStandardForm"><text:span text:style-name="T4"><draw:frame draw:style-name="fr1" draw:name="Object37" text:anchor-type="as-char" svg:y="-0.1437in" svg:width="1.2937in" svg:height="0.1945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  <text:p text:style-name="P17"><text:span text:style-name="MathematicaFormatStandardForm"><text:span text:style-name="T4"/></text:span></text:p>
        <text:p text:style-name="P17"><text:span text:style-name="MathematicaFormatStandardForm"><text:span text:style-name="T4"><draw:frame draw:style-name="fr1" draw:name="Object38" text:anchor-type="as-char" svg:y="-0.1437in" svg:width="1.2965in" svg:height="0.1945in" draw:z-index="3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  <text:p text:style-name="P17"><text:span text:style-name="MathematicaFormatStandardForm"><text:span text:style-name="T4"/></text:span></text:p>
        <text:p text:style-name="P17"><text:span text:style-name="MathematicaFormatStandardForm"><text:span text:style-name="T4"><draw:frame draw:style-name="fr1" draw:name="Object39" text:anchor-type="as-char" svg:y="-0.1437in" svg:width="1.1173in" svg:height="0.1945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  <text:p text:style-name="P17"><text:span text:style-name="MathematicaFormatStandardForm"><text:span text:style-name="T4"/></text:span></text:p>
        <text:p text:style-name="P17"><text:span text:style-name="MathematicaFormatStandardForm"><text:span text:style-name="T4"><draw:frame draw:style-name="fr1" draw:name="Object40" text:anchor-type="as-char" svg:y="-0.1437in" svg:width="1.8252in" svg:height="0.1945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  <text:p text:style-name="P17"><text:span text:style-name="MathematicaFormatStandardForm"><text:span text:style-name="T4"/></text:span></text:p>
        <text:p text:style-name="P17"><text:span text:style-name="MathematicaFormatStandardForm"><text:span text:style-name="T4"><draw:frame draw:style-name="fr1" draw:name="Object35" text:anchor-type="as-char" svg:y="-0.1555in" svg:width="1.3354in" svg:height="0.2063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  <text:p text:style-name="P17"><text:span text:style-name="MathematicaFormatStandardForm"><text:span text:style-name="T4"/></text:span></text:p>
        <text:p text:style-name="P18"><text:span text:style-name="MathematicaFormatStandardForm"><text:span text:style-name="T4">…</text:span></text:span></text:p>
        <text:p text:style-name="P18"><text:span text:style-name="MathematicaFormatStandardForm"><text:span text:style-name="T4"/></text:span></text:p>
        <text:p text:style-name="P18"><text:span text:style-name="MathematicaFormatStandardForm"><text:span text:style-name="T4"><draw:frame draw:style-name="fr1" draw:name="Object42" text:anchor-type="as-char" svg:y="-0.2228in" svg:width="1.9953in" svg:height="0.3827in" draw:z-index="43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<text:p text:style-name="P18"><text:span text:style-name="MathematicaFormatStandardForm"><text:span text:style-name="T4"/></text:span></text:p>
        <text:p text:style-name="P18"><text:span text:style-name="MathematicaFormatStandardForm"><text:span text:style-name="T4"><draw:frame draw:style-name="fr1" draw:name="Object43" text:anchor-type="as-char" svg:y="-0.2339in" svg:width="1.8071in" svg:height="0.3752in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  <text:p text:style-name="P18"><text:span text:style-name="MathematicaFormatStandardForm"><text:span text:style-name="T4"/></text:span></text:p>
        <text:p text:style-name="P18"><text:span text:style-name="MathematicaFormatStandardForm"><text:span text:style-name="T4"><draw:frame draw:style-name="fr1" draw:name="Object44" text:anchor-type="as-char" svg:y="-0.228in" svg:width="2.1457in" svg:height="0.3874in" draw:z-index="45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<text:p text:style-name="P18"><text:span text:style-name="MathematicaFormatStandardForm"><text:span text:style-name="T4"/></text:span></text:p>
        <text:p text:style-name="P18"><text:span text:style-name="MathematicaFormatStandardForm"><text:span text:style-name="T4"><draw:frame draw:style-name="fr1" draw:name="Object45" text:anchor-type="as-char" svg:y="-0.1626in" svg:width="1.2992in" svg:height="0.2866in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<text:p text:style-name="P18"><text:span text:style-name="MathematicaFormatStandardForm"><text:span text:style-name="T4"/></text:span></text:p>
        <text:p text:style-name="P18"><text:span text:style-name="MathematicaFormatStandardForm"><text:span text:style-name="T4"><draw:frame draw:style-name="fr1" draw:name="Object46" text:anchor-type="as-char" svg:y="-0.202in" svg:width="1.3953in" svg:height="0.3457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<text:p text:style-name="P18"><text:span text:style-name="MathematicaFormatStandardForm"><text:span text:style-name="T4"/></text:span></text:p>
        <text:p text:style-name="P18"><text:span text:style-name="MathematicaFormatStandardForm"><text:span text:style-name="T4"><draw:frame draw:style-name="fr1" draw:name="Object41" text:anchor-type="as-char" svg:y="-0.2228in" svg:width="1.2811in" svg:height="0.3638in" draw:z-index="48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  <text:p text:style-name="P27"><text:span text:style-name="MathematicaFormatStandardForm"><text:span text:style-name="T4"><draw:frame draw:style-name="fr1" draw:name="Object47" text:anchor-type="as-char" svg:y="-0.2339in" svg:width="1.0299in" svg:height="0.3752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<text:p text:style-name="P20"><text:span text:style-name="MathematicaFormatStandardForm"><text:span text:style-name="T5"/></text:span></text:p>
        <text:p text:style-name="P20"><text:span text:style-name="MathematicaFormatStandardForm"><text:span text:style-name="T4"><draw:frame draw:style-name="fr1" draw:name="Object48" text:anchor-type="as-char" svg:y="-0.2339in" svg:width="1.3571in" svg:height="0.3752in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49" text:anchor-type="as-char" svg:y="-0.2339in" svg:width="1.6591in" svg:height="0.3752in" draw:z-index="58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50" text:anchor-type="as-char" svg:y="-0.2339in" svg:width="2.2228in" svg:height="0.3752in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54" text:anchor-type="as-char" svg:y="-0.1555in" svg:width="1.3346in" svg:height="0.2063in" draw:z-index="60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7"><text:span text:style-name="MathematicaFormatStandardForm"><text:span text:style-name="T2"><draw:frame draw:style-name="fr1" draw:name="Object220" text:anchor-type="as-char" svg:y="-0.2339in" svg:width="1.9043in" svg:height="0.3752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...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55" text:anchor-type="as-char" svg:y="-0.2339in" svg:width="0.8583in" svg:height="0.3752in" draw:z-index="61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0" text:anchor-type="as-char" svg:y="-0.2339in" svg:width="1.0898in" svg:height="0.3752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1" text:anchor-type="as-char" svg:y="-0.2339in" svg:width="1.5047in" svg:height="0.3752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2" text:anchor-type="as-char" svg:y="-0.1555in" svg:width="1.1161in" svg:height="0.1854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3" text:anchor-type="as-char" svg:y="-0.2339in" svg:width="1.798in" svg:height="0.3752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4" text:anchor-type="as-char" svg:y="-0.1555in" svg:width="1.0709in" svg:height="0.2063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8"><text:span text:style-name="MathematicaFormatStandardForm"><text:span text:style-name="T2"><draw:frame draw:style-name="fr1" draw:name="Object77" text:anchor-type="as-char" svg:y="-0.1827in" svg:width="0.8236in" svg:height="0.3154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...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5" text:anchor-type="as-char" svg:y="-0.2339in" svg:width="1.3547in" svg:height="0.3752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6" text:anchor-type="as-char" svg:y="-0.2339in" svg:width="1.7102in" svg:height="0.3752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7" text:anchor-type="as-char" svg:y="-0.2339in" svg:width="2.2201in" svg:height="0.3752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8" text:anchor-type="as-char" svg:y="-0.1555in" svg:width="1.5783in" svg:height="0.1902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69" text:anchor-type="as-char" svg:y="-0.2339in" svg:width="2.7756in" svg:height="0.3752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0" text:anchor-type="as-char" svg:y="-0.1555in" svg:width="1.5335in" svg:height="0.2063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...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1" text:anchor-type="as-char" svg:y="-0.1827in" svg:width="1.748in" svg:height="0.3228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2" text:anchor-type="as-char" svg:y="-0.2339in" svg:width="2.1882in" svg:height="0.3752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3" text:anchor-type="as-char" svg:y="-0.228in" svg:width="2.1654in" svg:height="0.3689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4" text:anchor-type="as-char" svg:y="-0.1626in" svg:width="2.2256in" svg:height="0.2866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5" text:anchor-type="as-char" svg:y="-0.202in" svg:width="2.3217in" svg:height="0.3457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<text:p text:style-name="P20"><text:span text:style-name="MathematicaFormatStandardForm"><text:span text:style-name="T4"/></text:span></text:p>
        <text:p text:style-name="P20"><text:span text:style-name="MathematicaFormatStandardForm"><text:span text:style-name="T4"><draw:frame draw:style-name="fr1" draw:name="Object76" text:anchor-type="as-char" svg:y="-0.2228in" svg:width="2.2075in" svg:height="0.3638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  <text:p text:style-name="P20"><text:span text:style-name="MathematicaFormatStandardForm"><text:span text:style-name="T5"/></text:span></text:p>
        <text:p text:style-name="P20"><text:span text:style-name="MathematicaFormatStandardForm"><text:span text:style-name="T4">...</text:span></text:span></text:p>
        <text:p text:style-name="P20"><text:span text:style-name="MathematicaFormatStandardForm"><text:span text:style-name="T5"/></text:span></text:p>
        <text:p text:style-name="P7"><text:span text:style-name="MathematicaFormatStandardForm"><text:span text:style-name="T2"/></text:span></text:p>
        <text:p text:style-name="P28"><text:span text:style-name="MathematicaFormatStandardForm"><text:span text:style-name="T4"><draw:frame draw:style-name="fr1" draw:name="Object79" text:anchor-type="as-char" svg:y="-0.2339in" svg:width="1.1673in" svg:height="0.3752in" draw:z-index="82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  <text:p text:style-name="P21"><text:span text:style-name="MathematicaFormatStandardForm"><text:span text:style-name="T5"/></text:span></text:p>
        <text:p text:style-name="P21"><text:span text:style-name="MathematicaFormatStandardForm"><text:span text:style-name="T4"><draw:frame draw:style-name="fr1" draw:name="Object80" text:anchor-type="as-char" svg:y="-0.2339in" svg:width="1.6835in" svg:height="0.3752in" draw:z-index="85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1" text:anchor-type="as-char" svg:y="-0.2339in" svg:width="2.1445in" svg:height="0.3752in" draw:z-index="8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2" text:anchor-type="as-char" svg:y="-0.2339in" svg:width="2.3402in" svg:height="0.3752in" draw:z-index="88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3" text:anchor-type="as-char" svg:y="-0.1555in" svg:width="1.3744in" svg:height="0.2063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4" text:anchor-type="as-char" svg:y="-0.2339in" svg:width="1.3118in" svg:height="0.3752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…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5" text:anchor-type="as-char" svg:y="-0.2339in" svg:width="0.9957in" svg:height="0.3752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  <text:p text:style-name="P21"><text:span text:style-name="MathematicaFormatStandardForm"><text:span text:style-name="T5"/></text:span></text:p>
        <text:p text:style-name="P21"><text:span text:style-name="MathematicaFormatStandardForm"><text:span text:style-name="T4"><draw:frame draw:style-name="fr1" draw:name="Object86" text:anchor-type="as-char" svg:y="-0.2339in" svg:width="1.3717in" svg:height="0.3752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7" text:anchor-type="as-char" svg:y="-0.2339in" svg:width="1.8346in" svg:height="0.3752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8" text:anchor-type="as-char" svg:y="-0.2339in" svg:width="1.711in" svg:height="0.3752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89" text:anchor-type="as-char" svg:y="-0.1555in" svg:width="1.0661in" svg:height="0.2063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…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0" text:anchor-type="as-char" svg:y="-0.1555in" svg:width="1.7535in" svg:height="0.2063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1" text:anchor-type="as-char" svg:y="-0.1555in" svg:width="1.7937in" svg:height="0.2063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2" text:anchor-type="as-char" svg:y="-0.1555in" svg:width="1.7972in" svg:height="0.2063in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3" text:anchor-type="as-char" svg:y="-0.1555in" svg:width="1.6181in" svg:height="0.2063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4" text:anchor-type="as-char" svg:y="-0.1555in" svg:width="2.8299in" svg:height="0.2063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5" text:anchor-type="as-char" svg:y="-0.1555in" svg:width="1.572in" svg:height="0.2063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…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6" text:anchor-type="as-char" svg:y="-0.2228in" svg:width="1.9953in" svg:height="0.3827in" draw:z-index="10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/></text:span></text:p>
        <text:p text:style-name="P22"><text:span text:style-name="MathematicaFormatStandardForm"><text:span text:style-name="T4"><draw:frame draw:style-name="fr1" draw:name="Object101" text:anchor-type="as-char" svg:y="-0.1827in" svg:width="1.7807in" svg:height="0.3228in" draw:z-index="104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7" text:anchor-type="as-char" svg:y="-0.2339in" svg:width="2.2209in" svg:height="0.3752in" draw:z-index="10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8" text:anchor-type="as-char" svg:y="-0.228in" svg:width="2.0598in" svg:height="0.3874in" draw:z-index="106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99" text:anchor-type="as-char" svg:y="-0.1626in" svg:width="2.3035in" svg:height="0.2866in" draw:z-index="107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100" text:anchor-type="as-char" svg:y="-0.202in" svg:width="2.3992in" svg:height="0.3457in" draw:z-index="108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  <text:p text:style-name="P21"><text:span text:style-name="MathematicaFormatStandardForm"><text:span text:style-name="T4"/></text:span></text:p>
        <text:p text:style-name="P21"><text:span text:style-name="MathematicaFormatStandardForm"><text:span text:style-name="T4"><draw:frame draw:style-name="fr1" draw:name="Object78" text:anchor-type="as-char" svg:y="-0.2228in" svg:width="2.2854in" svg:height="0.3638in" draw:z-index="89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  <text:p text:style-name="P21"><text:span text:style-name="MathematicaFormatStandardForm"><text:span text:style-name="T5"/></text:span></text:p>
        <text:p text:style-name="P24"/>
        <text:p text:style-name="P23"><draw:frame draw:style-name="fr2" draw:name="Object445" text:anchor-type="as-char" svg:y="-0.2043in" svg:width="2.6402in" svg:height="0.348in" draw:z-index="109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<text:p text:style-name="P23"/>
        <text:p text:style-name="P23"><text:span text:style-name="MathematicaFormatStandardForm"><text:span text:style-name="T1"><draw:frame draw:style-name="fr2" draw:name="Object450" text:anchor-type="as-char" svg:y="-0.2083in" svg:width="2.1272in" svg:height="0.3492in" draw:z-index="110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  <text:p text:style-name="P30"><text:span text:style-name="MathematicaFormatStandardForm"><text:span text:style-name="T1">where</text:span></text:span><text:span text:style-name="MathematicaFormatStandardForm"><text:span text:style-name="T1"><draw:frame draw:style-name="fr2" draw:name="Object452" text:anchor-type="as-char" svg:y="-0.1244in" svg:width="0.5071in" svg:height="0.1591in" draw:z-index="111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1">are Stirling numbers of the second kind.</text:span></text:span></text:p>
        <text:p text:style-name="P35"><text:span text:style-name="MathematicaFormatStandardForm"><text:span text:style-name="T1"><draw:frame draw:style-name="fr1" draw:name="Object102" text:anchor-type="as-char" svg:y="-0.2043in" svg:width="2.3591in" svg:height="0.3583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  <text:p text:style-name="P31"><text:span text:style-name="MathematicaFormatStandardForm"><text:span text:style-name="T3"/></text:span></text:p>
        <text:p text:style-name="P31"><text:span text:style-name="MathematicaFormatStandardForm"><text:span text:style-name="T1"><draw:frame draw:style-name="fr1" draw:name="Object103" text:anchor-type="as-char" svg:y="-0.2043in" svg:width="2.4071in" svg:height="0.3445in" draw:z-index="113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  <text:p text:style-name="P29"><text:span text:style-name="MathematicaFormatStandardForm"><text:span text:style-name="T1"><draw:frame draw:style-name="fr1" draw:name="Object205" text:anchor-type="as-char" svg:y="-0.2374in" svg:width="3.7154in" svg:height="0.3783in" draw:z-index="8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  <text:p text:style-name="P9"><text:span text:style-name="MathematicaFormatStandardForm"><text:span text:style-name="T1"/></text:span></text:p>
        <text:p text:style-name="P9"><text:span text:style-name="MathematicaFormatStandardForm"><text:span text:style-name="T1"><draw:frame draw:style-name="fr1" draw:name="Object208" text:anchor-type="as-char" svg:y="-0.2374in" svg:width="2.1346in" svg:height="0.3902in" draw:z-index="86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  <text:p text:style-name="P9"><text:span text:style-name="MathematicaFormatStandardForm"><text:span text:style-name="T1"/></text:span></text:p>
        <text:p text:style-name="P9"><text:span text:style-name="MathematicaFormatStandardForm"><text:span text:style-name="T1"/></text:span></text:p>
        <text:p text:style-name="P9"><text:span text:style-name="MathematicaFormatStandardForm"><text:span text:style-name="T1"><draw:frame draw:style-name="fr1" draw:name="Object206" text:anchor-type="as-char" svg:y="-0.2374in" svg:width="5.4098in" svg:height="0.3783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  <text:p text:style-name="P7"/>
        <text:p text:style-name="P9"><text:span text:style-name="MathematicaFormatStandardForm"><text:span text:style-name="T1"><draw:frame draw:style-name="fr1" draw:name="Object207" text:anchor-type="as-char" svg:y="-0.2228in" svg:width="2.322in" svg:height="0.3756in" draw:z-index="83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  <text:p text:style-name="P9"><text:span text:style-name="MathematicaFormatStandardForm"><text:span text:style-name="T1"/></text:span></text:p>
        <text:p text:style-name="P9"><text:span text:style-name="MathematicaFormatStandardForm"><text:span text:style-name="T1"/></text:span></text:p>
        <text:p text:style-name="P9"><text:span text:style-name="MathematicaFormatStandardForm"><text:span text:style-name="T1"/></text:span></text:p>
        <text:p text:style-name="P34"><text:span text:style-name="MathematicaFormatStandardForm"><text:span text:style-name="T1"><draw:frame draw:style-name="fr1" draw:name="Object104" text:anchor-type="as-char" svg:y="-0.2374in" svg:width="2.7917in" svg:height="0.3902in" draw:z-index="115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  <text:p text:style-name="P34"/>
        <text:p text:style-name="P34"><text:span text:style-name="MathematicaFormatStandardForm"><text:span text:style-name="T1"><draw:frame draw:style-name="fr1" draw:name="Object105" text:anchor-type="as-char" svg:y="-0.2374in" svg:width="2.9984in" svg:height="0.3902in" draw:z-index="114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  <text:p text:style-name="P9"><text:span text:style-name="MathematicaFormatStandardForm"><text:span text:style-name="T1"/></text:span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0:21:49.750000000</meta:creation-date>
    <dc:date>2016-11-30T15:23:57.091000000</dc:date>
    <meta:editing-duration>P1DT21H50M16S</meta:editing-duration>
    <meta:editing-cycles>59</meta:editing-cycles>
    <meta:generator>LibreOffice/5.0.0.5$Windows_x86 LibreOffice_project/1b1a90865e348b492231e1c451437d7a15bb262b</meta:generator>
    <meta:document-statistic meta:table-count="0" meta:image-count="0" meta:object-count="116" meta:page-count="7" meta:paragraph-count="133" meta:word-count="24" meta:character-count="80" meta:non-whitespace-character-count="74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z</mi>
            <mi>k</mi>
          </msup>
          <mrow>
            <mi>k</mi>
            <mi>!</mi>
          </mrow>
        </mfrac>
      </mrow>
      <mo stretchy="false">=</mo>
      <msup>
        <mi>e</mi>
        <mrow>
          <msup>
            <mi>x</mi>
            <mn>0</mn>
          </msup>
          <mo stretchy="false">⋅</mo>
          <mi>z</mi>
        </mrow>
      </msup>
    </mrow>
    <annotation encoding="StarMath 5.0">sum from k = 0 to infinity {z^k over {k!}} = e^{ x^0 cdot z }</annotation>
  </semantics>
</math>
</file>

<file path=Object 10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n>1</mn>
        </mrow>
      </mrow>
    </mrow>
    <annotation encoding="StarMath 5.0">[(1 over {1-x^0}-1)^2]^{"+"}_n = sum from j = 1 to {n-1} sum from k = 1 to n-j 1</annotation>
  </semantics>
</math>
</file>

<file path=Object 100/content.xml><?xml version="1.0" encoding="utf-8"?>
<math xmlns="http://www.w3.org/1998/Math/MathML" display="block">
  <semantics>
    <mrow>
      <mtext>{</mtext>
      <msup>
        <mi>log</mi>
        <mn>3</mn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o fence="true" stretchy="false">(</mo>
          <mrow>
            <mrow>
              <mi>n</mi>
              <mo stretchy="false">&gt;</mo>
              <mn>2</mn>
            </mrow>
          </mrow>
          <mo fence="true" stretchy="false">)</mo>
        </mrow>
      </mrow>
      <mi>?</mi>
      <mn>1</mn>
      <mi mathvariant="normal">:</mi>
      <mn>0</mn>
    </mrow>
    <annotation encoding="StarMath 5.0">"{"log^3 (I+e_n)"}"^{""+sum""} = (n&gt;2) ? 1:0</annotation>
  </semantics>
</math>
</file>

<file path=Object 101/content.xml><?xml version="1.0" encoding="utf-8"?>
<math xmlns="http://www.w3.org/1998/Math/MathML" display="block">
  <semantics>
    <mrow>
      <mtext>{</mtext>
      <msup>
        <mi>log</mi>
        <mi>k</mi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n>0</mn>
      </mrow>
      <mi mathvariant="italic">if</mi>
      <mrow>
        <mi>k</mi>
        <mo stretchy="false">&gt;</mo>
        <mi>n</mi>
      </mrow>
    </mrow>
    <annotation encoding="StarMath 5.0">"{"log^k (I+e_n)"}"^{""+sum""} = 0 if k&gt;n</annotation>
  </semantics>
</math>
</file>

<file path=Object 102/content.xml><?xml version="1.0" encoding="utf-8"?>
<math xmlns="http://www.w3.org/1998/Math/MathML" display="block">
  <semantics>
    <mrow>
      <mtext>{</mtext>
      <msup>
        <mi>log</mi>
        <mi>k</mi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o fence="true" stretchy="false">(</mo>
          <mrow>
            <mrow>
              <mi>n</mi>
              <mo stretchy="false">≥</mo>
              <mi>k</mi>
            </mrow>
          </mrow>
          <mo fence="true" stretchy="false">)</mo>
        </mrow>
      </mrow>
      <mi>?</mi>
      <mtext>{</mtext>
      <msup>
        <mi>log</mi>
        <mrow>
          <mi>k</mi>
          <mo stretchy="false">−</mo>
          <mn>1</mn>
        </mrow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  <mi mathvariant="normal">:</mi>
      <mn>0</mn>
    </mrow>
    <annotation encoding="StarMath 5.0">"{"log^k (I+e_n)"}"^{""+sum""} = (n&gt;=k) ? "{"log^{k-1} (I+e_n)"}"^{""+sum""}:0</annotation>
  </semantics>
</math>
</file>

<file path=Object 103/content.xml><?xml version="1.0" encoding="utf-8"?>
<math xmlns="http://www.w3.org/1998/Math/MathML" display="block">
  <semantics>
    <mrow>
      <mtext>{</mtext>
      <msup>
        <mi>log</mi>
        <mn>0</mn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"{"log^0 (I+e_n)"}"^{""+sum""} = bold{ 1 }_{ n&gt;=0 }( n )</annotation>
  </semantics>
</math>
</file>

<file path=Object 10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0})^z]^{"+"}_n = sum from k = 0 ( binom{z}{k} )[(1 over {1-x^0}-1)^k]^{"+"}_n</annotation>
  </semantics>
</math>
</file>

<file path=Object 105/content.xml><?xml version="1.0" encoding="utf-8"?>
<math xmlns="http://www.w3.org/1998/Math/MathML" display="block">
  <semantics>
    <mrow>
      <mtext>{</mtext>
      <msubsup>
        <mi>e</mi>
        <mi>n</mi>
        <mi>k</mi>
      </msub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j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e_n^k"}"^{""+sum""} = sum from j = 0 to k (-1)^{k-j}( binom{k}{j} )"{" (I+e_n)^j"}"^{""+sum""}</annotation>
  </semantics>
</math>
</file>

<file path=Object 10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text>{</mtext>
      <msubsup>
        <mi>e</mi>
        <mi>n</mi>
        <mi>k</mi>
      </msub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[log (1 over {1-x^0})]^{"+"}_n = sum from k = 1 {(-1)^{k+1} over k}"{"e_n^k"}"^{""+sum""}</annotation>
  </semantics>
</math>
</file>

<file path=Object 107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I+e_n)"}"^{""+sum""} = lim from {z rightarrow 0}{} { partial over {partial z }}"{"(I+e_n)^z"}"^{""+sum""}</annotation>
  </semantics>
</math>
</file>

<file path=Object 108/content.xml><?xml version="1.0" encoding="utf-8"?>
<math xmlns="http://www.w3.org/1998/Math/MathML" display="block">
  <semantics>
    <mrow>
      <mtext>{</mtext>
      <msup>
        <mi>log</mi>
        <mi>k</mi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^k (I+e_n)"}"^{""+sum""} = lim from {z rightarrow 0}{} { partial^k over {partial z^k }}"{"(I+e_n)^z"}"^{""+sum""}</annotation>
  </semantics>
</math>
</file>

<file path=Object 109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text>{</mtext>
      <msubsup>
        <mi>e</mi>
        <mi>n</mi>
        <mi>k</mi>
      </msub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e_n)^z"}"^{""+sum""} = sum from k = 0 ( binom{z}{k} )"{" e_n^k"}"^{""+sum""}</annotation>
  </semantics>
</math>
</file>

<file path=Object 1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n>1</mn>
          </mrow>
        </mrow>
      </mrow>
    </mrow>
    <annotation encoding="StarMath 5.0">[(1 over {1-x^0}-1)^3]^{"+"}_n = sum from j = 1 to {n-2} sum from k = 1 to {n-j-1} sum from l = 1 to n-j-k 1</annotation>
  </semantics>
</math>
</file>

<file path=Object 110/content.xml><?xml version="1.0" encoding="utf-8"?>
<math xmlns="http://www.w3.org/1998/Math/MathML" display="block">
  <semantics>
    <mrow>
      <mtext>{</mtext>
      <msubsup>
        <mi>e</mi>
        <mi>x</mi>
        <mi>k</mi>
      </msubsup>
      <mrow>
        <mtext>}</mtext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row>
                <mi>S</mi>
                <mrow>
                  <mrow>
                    <mo fence="true" stretchy="false">(</mo>
                    <mrow>
                      <mrow>
                        <mi>j</mi>
                        <mi>,</mi>
                        <mi>k</mi>
                      </mrow>
                    </mrow>
                    <mo fence="true" stretchy="false">)</mo>
                  </mrow>
                  <mo stretchy="false">⋅</mo>
                  <mi>k</mi>
                </mrow>
                <mi>!</mi>
              </mrow>
              <mrow>
                <mi>j</mi>
                <mi>!</mi>
              </mrow>
            </mfrac>
          </mrow>
          <mo stretchy="false">⋅</mo>
          <mtext>{</mtext>
        </mrow>
      </mrow>
      <msup>
        <mi>log</mi>
        <mi>j</mi>
      </msup>
      <mrow>
        <mo fence="true" stretchy="false">(</mo>
        <mrow>
          <mrow>
            <mi>I</mi>
            <mo stretchy="false">+</mo>
            <msub>
              <mi>e</mi>
              <mi>x</mi>
            </msub>
          </mrow>
        </mrow>
        <mo fence="true" stretchy="false">)</mo>
      </mrow>
      <mtext>}</mtext>
    </mrow>
    <annotation encoding="StarMath 5.0">"{"e_x^k"}" = sum from j = 0 to{infinity} {{S(j,k) cdot k!} over {j!}} cdot "{"log^j (I+e_x)"}"</annotation>
  </semantics>
</math>
</file>

<file path=Object 111/content.xml><?xml version="1.0" encoding="utf-8"?>
<math xmlns="http://www.w3.org/1998/Math/MathML" display="block">
  <semantics>
    <mrow>
      <mi>S</mi>
      <mrow>
        <mo fence="true" stretchy="false">(</mo>
        <mrow>
          <mrow>
            <mi>j</mi>
            <mi>,</mi>
            <mi>k</mi>
          </mrow>
        </mrow>
        <mo fence="true" stretchy="false">)</mo>
      </mrow>
    </mrow>
    <annotation encoding="StarMath 5.0">S( j,k )</annotation>
  </semantics>
</math>
</file>

<file path=Object 112/content.xml><?xml version="1.0" encoding="utf-8"?>
<math xmlns="http://www.w3.org/1998/Math/MathML" display="block">
  <semantics>
    <mrow>
      <mtext>{</mtext>
      <msubsup>
        <mi>e</mi>
        <mi>x</mi>
        <mi>k</mi>
      </msubsup>
      <mrow>
        <mtext>}</mtext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 mathvariant="normal">∞</mi>
            </munderover>
            <mfrac>
              <mn>1</mn>
              <mrow>
                <mi>j</mi>
                <mi>!</mi>
              </mrow>
            </mfrac>
          </mrow>
          <mo stretchy="false">⋅</mo>
          <mrow>
            <mo fence="true" stretchy="false">(</mo>
            <mrow>
              <mrow>
                <mrow>
                  <munder>
                    <mi>lim</mi>
                    <mrow>
                      <mi>t</mi>
                      <mo stretchy="false">→</mo>
                      <mn>0</mn>
                    </mrow>
                  </munder>
                  <mfrac>
                    <msup>
                      <mo stretchy="false">∂</mo>
                      <mi>j</mi>
                    </msup>
                    <mrow>
                      <mo stretchy="false">∂</mo>
                      <msup>
                        <mi>t</mi>
                        <mi>j</mi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sup>
                          <mi>e</mi>
                          <mi>t</mi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)</mo>
          </mrow>
        </mrow>
      </mrow>
      <mtext>{</mtext>
      <msup>
        <mi>log</mi>
        <mi>j</mi>
      </msup>
      <mrow>
        <mo fence="true" stretchy="false">(</mo>
        <mrow>
          <mrow>
            <mi>I</mi>
            <mo stretchy="false">+</mo>
            <msub>
              <mi>e</mi>
              <mi>x</mi>
            </msub>
          </mrow>
        </mrow>
        <mo fence="true" stretchy="false">)</mo>
      </mrow>
      <mtext>}</mtext>
    </mrow>
    <annotation encoding="StarMath 5.0">"{"e_x^k"}" = sum from j = 0 to{infinity} {1 over {j!}}cdot(lim from {t rightarrow 0}{partial^j over {partial t^j}}(e^t - 1 )^k)"{"log^j (I+e_x)"}"</annotation>
  </semantics>
</math>
</file>

<file path=Object 113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</mrow>
      <mtext>{</mtext>
      <mi>log</mi>
      <mrow>
        <mo fence="true" stretchy="false">(</mo>
        <mrow>
          <mrow>
            <mi>I</mi>
            <mo stretchy="false">+</mo>
            <msub>
              <mi>e</mi>
              <mrow>
                <mo fence="true" stretchy="false">⌊</mo>
                <mrow>
                  <mfrac>
                    <mi>n</mi>
                    <mi>k</mi>
                  </mfrac>
                </mrow>
                <mo fence="true" stretchy="false">⌋</mo>
              </mrow>
            </msub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I+n)"}"^{""+sum""} = sum from k = 1 {1 over k}"{"log (I+e_{lfloor n over k rfloor})"}"^{""+sum""}</annotation>
  </semantics>
</math>
</file>

<file path=Object 114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</mrow>
      <mtext>{</mtext>
      <mi>log</mi>
      <mrow>
        <mo fence="true" stretchy="false">(</mo>
        <mrow>
          <mrow>
            <mi>I</mi>
            <mo stretchy="false">+</mo>
            <mrow>
              <mo fence="true" stretchy="false">⌊</mo>
              <mrow>
                <mfrac>
                  <mi>n</mi>
                  <mi>k</mi>
                </mfrac>
              </mrow>
              <mo fence="true" stretchy="false">⌋</mo>
            </mrow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I+e_n)"}"^{""+sum""} = sum from k = 1 {1 over k}"{"log (I+{lfloor n over k rfloor})"}"^{""+sum""}</annotation>
  </semantics>
</math>
</file>

<file path=Object 115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j</mi>
            </munder>
            <mo stretchy="false">∇</mo>
          </mrow>
        </mrow>
      </mrow>
      <mtext>{</mtext>
      <msup>
        <mrow>
          <mo fence="true" stretchy="false">(</mo>
          <mrow>
            <mrow>
              <mi>I</mi>
              <mo stretchy="false">+</mo>
              <msub>
                <mi>a</mi>
                <mi>j</mi>
              </msub>
            </mrow>
          </mrow>
          <mo fence="true" stretchy="false">)</mo>
        </mrow>
        <mrow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  <mo stretchy="false">⋅</mo>
          <mfrac>
            <mi>z</mi>
            <mi>j</mi>
          </mfrac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e_n)^z"}"^{""+sum""} = sum from { a_1+2 a_2 +...+k cdot a_k &lt;= n } prod from j nabla "{"(I+a_j)^{{%mu(k)} cdot {z over j}}"}"^{""+sum""}</annotation>
  </semantics>
</math>
</file>

<file path=Object 116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j</mi>
            </munder>
            <mo stretchy="false">∇</mo>
          </mrow>
        </mrow>
      </mrow>
      <mtext>{</mtext>
      <msup>
        <mrow>
          <mo fence="true" stretchy="false">(</mo>
          <mrow>
            <mrow>
              <mi>I</mi>
              <mo stretchy="false">+</mo>
              <msub>
                <mi>e</mi>
                <msub>
                  <mi>a</mi>
                  <mi>j</mi>
                </msub>
              </msub>
            </mrow>
          </mrow>
          <mo fence="true" stretchy="false">)</mo>
        </mrow>
        <mfrac>
          <mi>z</mi>
          <mi>j</mi>
        </mfrac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n)^z"}"^{""+sum""} = sum from { a_1+2a_2+...+k cdot a_k &lt;= n } prod from j nabla "{"(I+e_{a_j})^{{z over j}}"}"^{""+sum""}</annotation>
  </semantics>
</math>
</file>

<file path=Object 1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1 over {1-x^-s}-1)^k]^{"+"}_n = 0 if k&gt;n</annotation>
  </semantics>
</math>
</file>

<file path=Object 13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i>k</mi>
            <mo stretchy="false">+</mo>
            <mn>1</mn>
          </mrow>
        </munderover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0</mn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1 over {1-x^0}-1 )^k]^{"+"}_n = sum from j = 1 to n-k+1 [ (1 over {1-x^0}-1)^{k-1} ]^{"+"}_{ n-j }</annotation>
  </semantics>
</math>
</file>

<file path=Object 1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0})^z]^{"+"}_n = sum from k = 0 ( binom{z}{k} )[(1 over {1-x^0}-1)^k]^{"+"}_n</annotation>
  </semantics>
</math>
</file>

<file path=Object 1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(1 over {1-x^0})]^{"+"}_n = sum from k = 1 {(-1)^{k+1} over k}[(1 over {1-x^0}-1)^k]^{"+"}_n</annotation>
  </semantics>
</math>
</file>

<file path=Object 1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  <mtext>+</mtext>
      </msubsup>
    </mrow>
    <annotation encoding="StarMath 5.0">[log (1 over {1-x^0})]^{"+"}_n = lim from {z rightarrow 0}{} { partial over {partial z }}[(1 over {1-x^0})^z]^{"+"}_n</annotation>
  </semantics>
</math>
</file>

<file path=Object 1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o stretchy="false">−</mo>
                                  <mi>s</mi>
                                </mrow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row>
                          <mo stretchy="false">−</mo>
                          <mi>s</mi>
                        </mrow>
                      </msup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  <mtext>+</mtext>
      </msubsup>
    </mrow>
    <annotation encoding="StarMath 5.0">[(log (1 over {1-x^-s}))^k]^{"+"}_n = lim from {z rightarrow 0}{} { partial^k over {partial z^k }}[ (1 over {1-x^-s})^z ]^{"+"}_n</annotation>
  </semantics>
</math>
</file>

<file path=Object 1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n>0</mn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log(1 over {1-x^0}))^0]^{"+"}_n = bold{ 1 }_{ n&gt;=0 }( n )</annotation>
  </semantics>
</math>
</file>

<file path=Object 1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1 over {1-x^0})^0]^{"+"}_n = bold{ 1 }_{ n&gt;=0 }( n )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n>0</mn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 = (1 over {1-x^0})^z</annotation>
  </semantics>
</math>
</file>

<file path=Object 2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0</mn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1 over {1-x^0}-1)^0]^{"+"}_n = bold{ 1 }_{ n&gt;=0 }( n )</annotation>
  </semantics>
</math>
</file>

<file path=Object 21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0</mn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frac>
            <mn>1</mn>
            <mi>j</mi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n>0</mn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log (1 over {1-x^0}))^k]^{"+"}_n = sum from j = 1 to n-k+1 {1 over j} cdot [ (log (1 over {1-x^0}))^{k-1} ]^{"+"}_{ n-j }</annotation>
  </semantics>
</math>
</file>

<file path=Object 2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frac>
                            <mn>1</mn>
                            <mrow>
                              <mn>1</mn>
                              <mo stretchy="false">−</mo>
                              <msup>
                                <mi>x</mi>
                                <mn>0</mn>
                              </msup>
                            </mrow>
                          </mfrac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(log (1 over {1-x^0}))^k]^{"+"}_n = 0 if k&gt;n</annotation>
  </semantics>
</math>
</file>

<file path=Object 23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frac>
          <mn>1</mn>
          <mi>j</mi>
        </mfrac>
      </mrow>
    </mrow>
    <annotation encoding="StarMath 5.0">[log(1 over {1-x^0})]^{"+"}_n = sum from j = 1 to n {1 over j}</annotation>
  </semantics>
</math>
</file>

<file path=Object 24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0</mn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frac>
            <mn>1</mn>
            <mrow>
              <mi>j</mi>
              <mo stretchy="false">⋅</mo>
              <mi>k</mi>
            </mrow>
          </mfrac>
        </mrow>
      </mrow>
    </mrow>
    <annotation encoding="StarMath 5.0">[(log(1 over {1-x^0}))^2]^{"+"}_n = sum from j = 1 to {n-1} sum from k = 1 to n-j {{1}over { j cdot k }}</annotation>
  </semantics>
</math>
</file>

<file path=Object 25/content.xml><?xml version="1.0" encoding="utf-8"?>
<math xmlns="http://www.w3.org/1998/Math/MathML" display="block">
  <semantics>
    <mrow>
      <msubsup>
        <mrow>
          <mo fence="true" stretchy="false">[</mo>
          <mrow>
            <mrow>
              <mi>log</mi>
              <msup>
                <mrow>
                  <mo fence="true" stretchy="false">(</mo>
                  <mrow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0</mn>
                            </msup>
                          </mrow>
                        </mfrac>
                      </mrow>
                      <mo fence="true" stretchy="false">)</mo>
                    </mrow>
                  </mrow>
                  <mo fence="true" stretchy="false">)</mo>
                </mrow>
                <mn>3</mn>
              </msup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n>1</mn>
              <mrow>
                <mi>j</mi>
                <mo stretchy="false">⋅</mo>
                <mi>k</mi>
                <mo stretchy="false">⋅</mo>
                <mi>l</mi>
              </mrow>
            </mfrac>
          </mrow>
        </mrow>
      </mrow>
    </mrow>
    <annotation encoding="StarMath 5.0">[log((1 over {1-x^0}))^3]^{"+"}_n = sum from j = 1 to {n-2} sum from k = 1 to {n-j-1} sum from l = 1 to n-j-k {1 over {j cdot k cdot l}}</annotation>
  </semantics>
</math>
</file>

<file path=Object 2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sup>
                            <mi>x</mi>
                            <mn>0</mn>
                          </msup>
                        </mrow>
                      </mfrac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frac>
                </mrow>
                <mo fence="true" stretchy="false">)</mo>
              </mrow>
              <mi>j</mi>
            </msup>
          </mrow>
          <mo fence="true" stretchy="false">]</mo>
        </mrow>
        <mi>n</mi>
        <mtext>+</mtext>
      </msubsup>
    </mrow>
    <annotation encoding="StarMath 5.0">[(1 over {1-x^0}-1)^k]^{"+"}_n = sum from j = 0 to k (-1)^{k-j}( binom{k}{j} )[(1 over {1-x^0})^j]^{"+"}_n</annotation>
  </semantics>
</math>
</file>

<file path=Object 27/content.xml><?xml version="1.0" encoding="utf-8"?>
<math xmlns="http://www.w3.org/1998/Math/MathML" display="block">
  <semantics>
    <mrow>
      <msubsup>
        <mrow>
          <mo fence="true" stretchy="false">[</mo>
          <mrow>
            <mi>e</mi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frac>
          <mn>1</mn>
          <mrow>
            <mi>j</mi>
            <mi>!</mi>
          </mrow>
        </mfrac>
      </mrow>
    </mrow>
    <annotation encoding="StarMath 5.0">[e]^{"+"}_n = sum from j = 0 to n {1 over {j!}}</annotation>
  </semantics>
</math>
</file>

<file path=Object 28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frac>
            <mn>1</mn>
            <mrow>
              <mi>j</mi>
              <mrow>
                <mi>!</mi>
                <mo stretchy="false">⋅</mo>
                <mi>k</mi>
              </mrow>
              <mi>!</mi>
            </mrow>
          </mfrac>
        </mrow>
      </mrow>
    </mrow>
    <annotation encoding="StarMath 5.0">[e^{2}]^{"+"}_n = sum from j = 0 to n sum from k = 0 to n-j {1 over { j! cdot k! }}</annotation>
  </semantics>
</math>
</file>

<file path=Object 29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n>1</mn>
              <mrow>
                <mi>j</mi>
                <mrow>
                  <mi>!</mi>
                  <mo stretchy="false">⋅</mo>
                  <mi>k</mi>
                </mrow>
                <mrow>
                  <mi>!</mi>
                  <mo stretchy="false">⋅</mo>
                  <mi>l</mi>
                </mrow>
                <mi>!</mi>
              </mrow>
            </mfrac>
          </mrow>
        </mrow>
      </mrow>
    </mrow>
    <annotation encoding="StarMath 5.0">[e^{3}]^{"+"}_n = sum from j = 0 to n sum from k = 0 to n-j sum from l = 0 to n-j-k {1 over {j! cdot k! cdot l!}}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o stretchy="false">=</mo>
      <msup>
        <mrow>
          <mo fence="true" stretchy="false">(</mo>
          <mrow>
            <mrow>
              <mn>1</mn>
              <mo stretchy="false">+</mo>
              <msup>
                <mi>x</mi>
                <mn>0</mn>
              </msup>
            </mrow>
          </mrow>
          <mo fence="true" stretchy="false">)</mo>
        </mrow>
        <mi>z</mi>
      </msup>
    </mrow>
    <annotation encoding="StarMath 5.0">sum from k = 0 to infinity (binom{z}{k}) = ({1+x^0})^z</annotation>
  </semantics>
</math>
</file>

<file path=Object 30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n>1</mn>
            <mrow>
              <mi>j</mi>
              <mi>!</mi>
            </mrow>
          </mfrac>
        </mrow>
        <mo stretchy="false">⋅</mo>
        <msubsup>
          <mrow>
            <mo fence="true" stretchy="false">[</mo>
            <mrow>
              <msup>
                <mi>e</mi>
                <mrow>
                  <mrow>
                    <mo fence="true" stretchy="false">(</mo>
                    <mrow>
                      <mrow>
                        <mi>k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sup>
                    <mi>x</mi>
                    <mn>0</mn>
                  </msup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e^{k }]^{"+"}_n = sum from j = 0 to n {1 over {j!}} cdot [ e^{(k-1) cdot x^0} ]^{"+"}_{ n-j }</annotation>
  </semantics>
</math>
</file>

<file path=Object 3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e^{0 }]^{"+"}_n = bold{ 1 }_{ n&gt;=0 }( n )</annotation>
  </semantics>
</math>
</file>

<file path=Object 32/content.xml><?xml version="1.0" encoding="utf-8"?>
<math xmlns="http://www.w3.org/1998/Math/MathML" display="block">
  <semantics>
    <mrow>
      <msubsup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i>k</mi>
          </msup>
          <mrow>
            <mi>k</mi>
            <mi>!</mi>
          </mrow>
        </mfrac>
      </mrow>
    </mrow>
    <annotation encoding="StarMath 5.0">[e^{z }]^{"+"}_n = sum from k = 0 to n {z^k over {k!}}</annotation>
  </semantics>
</math>
</file>

<file path=Object 3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e^{0}]^{"+"}_n = bold{ 1 }_{ n&gt;=0 }( n )</annotation>
  </semantics>
</math>
</file>

<file path=Object 34/content.xml><?xml version="1.0" encoding="utf-8"?>
<math xmlns="http://www.w3.org/1998/Math/MathML" display="block">
  <semantics>
    <mrow>
      <msubsup>
        <mrow>
          <mo fence="true" stretchy="false">[</mo>
          <mrow>
            <mrow>
              <mi>e</mi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frac>
          <mn>1</mn>
          <mrow>
            <mi>j</mi>
            <mi>!</mi>
          </mrow>
        </mfrac>
      </mrow>
    </mrow>
    <annotation encoding="StarMath 5.0">[e-1]^{"+"}_n = sum from j = 1 to n {1 over {j!}}</annotation>
  </semantics>
</math>
</file>

<file path=Object 35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e</mi>
                    <mo stretchy="false">−</mo>
                    <mn>1</mn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1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i>j</mi>
            </mrow>
          </munderover>
          <mfrac>
            <mn>1</mn>
            <mrow>
              <mi>j</mi>
              <mrow>
                <mi>!</mi>
                <mo stretchy="false">⋅</mo>
                <mi>k</mi>
              </mrow>
              <mi>!</mi>
            </mrow>
          </mfrac>
        </mrow>
      </mrow>
    </mrow>
    <annotation encoding="StarMath 5.0">[(e-1)^2]^{"+"}_n = sum from j = 1 to n-1 sum from k = 1 to n-j {1over { j! cdot k! }}</annotation>
  </semantics>
</math>
</file>

<file path=Object 36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e</mi>
                    <mo stretchy="false">−</mo>
                    <mn>1</mn>
                  </mrow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row>
            <mi>n</mi>
            <mo stretchy="false">−</mo>
            <mn>2</mn>
          </mrow>
        </munderover>
        <mrow>
          <munderover>
            <mo stretchy="false">∑</mo>
            <mrow>
              <mi>k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l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frac>
              <mn>1</mn>
              <mrow>
                <mi>j</mi>
                <mrow>
                  <mi>!</mi>
                  <mo stretchy="false">⋅</mo>
                  <mi>k</mi>
                </mrow>
                <mrow>
                  <mi>!</mi>
                  <mo stretchy="false">⋅</mo>
                  <mi>l</mi>
                </mrow>
                <mi>!</mi>
              </mrow>
            </mfrac>
          </mrow>
        </mrow>
      </mrow>
    </mrow>
    <annotation encoding="StarMath 5.0">[(e-1)^3]^{"+"}_n = sum from j = 1 to n-2 sum from k = 1 to n-1 sum from l = 1 to n-j-k {1 over {j! cdot k! cdot l!}}</annotation>
  </semantics>
</math>
</file>

<file path=Object 37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row>
                    <mi>e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frac>
            <mn>1</mn>
            <mrow>
              <mi>j</mi>
              <mi>!</mi>
            </mrow>
          </mfrac>
        </mrow>
        <mo stretchy="false">⋅</mo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e</mi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e-1)^k]^{"+"}_n = sum from j = 1 to n-k+1 {1 over {j!}} cdot [ (e - 1)^{k-1}]^{"+"}_{ n-j }</annotation>
  </semantics>
</math>
</file>

<file path=Object 3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sup>
                            <mi>e</mi>
                            <msup>
                              <mi>x</mi>
                              <mn>0</mn>
                            </msup>
                          </msup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0</mn>
              </msup>
            </mrow>
            <mo fence="true" stretchy="false">]</mo>
          </mrow>
          <mi>n</mi>
          <mtext>+</mtext>
        </msub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[(log(e^{x^0}))^0]^{"+"}_n = bold{ 1 }_{ n&gt;=0 }( n )</annotation>
  </semantics>
</math>
</file>

<file path=Object 3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i>e</mi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0</mn>
            </mrow>
          </mrow>
          <mo fence="true" stretchy="false">)</mo>
        </mrow>
      </mrow>
      <mi>?</mi>
      <mn>1</mn>
      <mi mathvariant="normal">:</mi>
      <mn>0</mn>
    </mrow>
    <annotation encoding="StarMath 5.0">[log e ]^{"+"}_n = (n&gt;0) ? 1:0</annotation>
  </semantics>
</math>
</file>

<file path=Object 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frac>
                          <mn>1</mn>
                          <mrow>
                            <mn>1</mn>
                            <mo stretchy="false">−</mo>
                            <msup>
                              <mi>x</mi>
                              <mn>0</mn>
                            </msup>
                          </mrow>
                        </mfrac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0})^z]^{"+"}_n = sum from k = 0  {z^k over {k!}} [(log (1 over {1-x^0}))^k]^{"+"}_n</annotation>
  </semantics>
</math>
</file>

<file path=Object 40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up>
                  <mi>log</mi>
                  <mn>2</mn>
                </msup>
                <mi>e</mi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1</mn>
            </mrow>
          </mrow>
          <mo fence="true" stretchy="false">)</mo>
        </mrow>
      </mrow>
      <mi>?</mi>
      <mn>1</mn>
      <mi mathvariant="normal">:</mi>
      <mn>0</mn>
    </mrow>
    <annotation encoding="StarMath 5.0">[log^2 e]^{"+"}_n = (n&gt;1) ? 1:0</annotation>
  </semantics>
</math>
</file>

<file path=Object 41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up>
                  <mi>log</mi>
                  <mn>3</mn>
                </msup>
                <mi>e</mi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&gt;</mo>
              <mn>2</mn>
            </mrow>
          </mrow>
          <mo fence="true" stretchy="false">)</mo>
        </mrow>
      </mrow>
      <mi>?</mi>
      <mn>1</mn>
      <mi mathvariant="normal">:</mi>
      <mn>0</mn>
    </mrow>
    <annotation encoding="StarMath 5.0">[log^3 e]^{"+"}_n = (n&gt;2) ? 1:0</annotation>
  </semantics>
</math>
</file>

<file path=Object 4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up>
                  <mi>log</mi>
                  <mi>k</mi>
                </msup>
                <mi>e</mi>
              </mrow>
            </mrow>
            <mo fence="true" stretchy="false">]</mo>
          </mrow>
          <mi>n</mi>
          <mtext>+</mtext>
        </msubsup>
        <mo stretchy="false">=</mo>
        <mn>0</mn>
      </mrow>
      <mi mathvariant="italic">if</mi>
      <mrow>
        <mi>k</mi>
        <mo stretchy="false">&gt;</mo>
        <mi>n</mi>
      </mrow>
    </mrow>
    <annotation encoding="StarMath 5.0">[log^k e]^{"+"}_n = 0 if k&gt;n</annotation>
  </semantics>
</math>
</file>

<file path=Object 43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up>
                  <mi>log</mi>
                  <mi>k</mi>
                </msup>
                <mi>e</mi>
              </mrow>
            </mrow>
            <mo fence="true" stretchy="false">]</mo>
          </mrow>
          <mi>n</mi>
          <mtext>+</mtext>
        </msubsup>
        <mo stretchy="false">=</mo>
        <mrow>
          <mo fence="true" stretchy="false">(</mo>
          <mrow>
            <mrow>
              <mi>n</mi>
              <mo stretchy="false">≥</mo>
              <mi>k</mi>
            </mrow>
          </mrow>
          <mo fence="true" stretchy="false">)</mo>
        </mrow>
      </mrow>
      <mi>?</mi>
      <msubsup>
        <mrow>
          <mo fence="true" stretchy="false">[</mo>
          <mrow>
            <mrow>
              <msup>
                <mi>log</mi>
                <mrow>
                  <mi>k</mi>
                  <mo stretchy="false">−</mo>
                  <mn>1</mn>
                </mrow>
              </msup>
              <mi>e</mi>
            </mrow>
          </mrow>
          <mo fence="true" stretchy="false">]</mo>
        </mrow>
        <mi>n</mi>
        <mtext>+</mtext>
      </msubsup>
      <mi mathvariant="normal">:</mi>
      <mn>0</mn>
    </mrow>
    <annotation encoding="StarMath 5.0">[log^k e]^{"+"}_n = (n&gt;=k) ? [log^{k-1} e]^{"+"}_n:0</annotation>
  </semantics>
</math>
</file>

<file path=Object 44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subsup>
        <mrow>
          <mo fence="true" stretchy="false">[</mo>
          <mrow>
            <mrow>
              <msup>
                <mi>log</mi>
                <mi>k</mi>
              </msup>
              <mi>e</mi>
            </mrow>
          </mrow>
          <mo fence="true" stretchy="false">]</mo>
        </mrow>
        <mi>n</mi>
        <mtext>+</mtext>
      </msubsup>
    </mrow>
    <annotation encoding="StarMath 5.0">[e^{z}]^{"+"}_n = sum from k = 0  {z^k over {k!}} [log^k e]^{"+"}_n</annotation>
  </semantics>
</math>
</file>

<file path=Object 45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(1 over {1-x^0})^z]^{"+"}_n = sum from k = 0 ( binom{z}{k} )[(1 over {1-x^0}-1)^k]^{"+"}_n</annotation>
  </semantics>
</math>
</file>

<file path=Object 46/content.xml><?xml version="1.0" encoding="utf-8"?>
<math xmlns="http://www.w3.org/1998/Math/MathML" display="block">
  <semantics>
    <mrow>
      <mrow>
        <msubsup>
          <mrow>
            <mo fence="true" stretchy="false">[</mo>
            <mrow>
              <msup>
                <mrow>
                  <mo fence="true" stretchy="false">(</mo>
                  <mrow>
                    <mrow>
                      <mi>e</mi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  <mtext>+</mtext>
        </msub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sup>
        <mrow>
          <mo fence="true" stretchy="false">[</mo>
          <mrow>
            <msup>
              <mi>e</mi>
              <mi>j</mi>
            </msup>
          </mrow>
          <mo fence="true" stretchy="false">]</mo>
        </mrow>
        <mi>n</mi>
        <mtext>+</mtext>
      </msubsup>
    </mrow>
    <annotation encoding="StarMath 5.0">[(e-1)^k]^{"+"}_n = sum from j = 0 to k (-1)^{k-j}( binom{k}{j} )[e^{j }]^{"+"}_n</annotation>
  </semantics>
</math>
</file>

<file path=Object 47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  <mtext>+</mtext>
        </msub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sup>
        <mrow>
          <mo fence="true" stretchy="false">[</mo>
          <mrow>
            <msup>
              <mrow>
                <mo fence="true" stretchy="false">(</mo>
                <mrow>
                  <mrow>
                    <mi>e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</mrow>
    <annotation encoding="StarMath 5.0">[log (1 over {1-x^0})]^{"+"}_n = sum from k = 1 {(-1)^{k+1} over k}[(e-1)^k]^{"+"}_n</annotation>
  </semantics>
</math>
</file>

<file path=Object 4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log</mi>
                <mi>e</mi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sup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  <mtext>+</mtext>
      </msubsup>
    </mrow>
    <annotation encoding="StarMath 5.0">[log e]^{"+"}_n = lim from {z rightarrow 0}{} { partial over {partial z }}[e^z]^{"+"}_n</annotation>
  </semantics>
</math>
</file>

<file path=Object 49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sup>
                  <mi>log</mi>
                  <mi>k</mi>
                </msup>
                <mi>e</mi>
              </mrow>
            </mrow>
            <mo fence="true" stretchy="false">]</mo>
          </mrow>
          <mi>n</mi>
          <mtext>+</mtext>
        </msub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sup>
        <mrow>
          <mo fence="true" stretchy="false">[</mo>
          <mrow>
            <msup>
              <mi>e</mi>
              <mi>z</mi>
            </msup>
          </mrow>
          <mo fence="true" stretchy="false">]</mo>
        </mrow>
        <mi>n</mi>
        <mtext>+</mtext>
      </msubsup>
    </mrow>
    <annotation encoding="StarMath 5.0">[log^k e]^{"+"}_n = lim from {z rightarrow 0}{} { partial^k over {partial z^k }}[e^{z} ]^{"+"}_n</annotation>
  </semantics>
</math>
</file>

<file path=Object 5/content.xml><?xml version="1.0" encoding="utf-8"?>
<math xmlns="http://www.w3.org/1998/Math/MathML" display="block">
  <semantics>
    <mrow>
      <msubsup>
        <mrow>
          <mo fence="true" stretchy="false">[</mo>
          <mrow>
            <mfrac>
              <mn>1</mn>
              <mrow>
                <mn>1</mn>
                <mo stretchy="false">−</mo>
                <msup>
                  <mi>x</mi>
                  <mn>0</mn>
                </msup>
              </mrow>
            </mfrac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n>1</mn>
      </mrow>
    </mrow>
    <annotation encoding="StarMath 5.0">[1 over {1-x^0}]^{"+"}_n = sum from j = 0 to n 1</annotation>
  </semantics>
</math>
</file>

<file path=Object 50/content.xml><?xml version="1.0" encoding="utf-8"?>
<math xmlns="http://www.w3.org/1998/Math/MathML" display="block">
  <semantics>
    <mrow>
      <mtext>{</mtext>
      <mrow>
        <mi>I</mi>
        <mo stretchy="false">+</mo>
        <mi>n</mi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n>1</mn>
        </mrow>
      </mrow>
    </mrow>
    <annotation encoding="StarMath 5.0">"{"I+n"}"^{""+sum""} = sum from j = 0 to n 1</annotation>
  </semantics>
</math>
</file>

<file path=Object 51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n>2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i>j</mi>
              </mrow>
            </munderover>
            <mn>1</mn>
          </mrow>
        </mrow>
      </mrow>
    </mrow>
    <annotation encoding="StarMath 5.0">"{"(I+n)^2"}"^{""+sum""} = sum from j = 0 to n sum from k = 0 to n-j 1</annotation>
  </semantics>
</math>
</file>

<file path=Object 52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n>3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i>j</mi>
              </mrow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n>1</mn>
            </mrow>
          </mrow>
        </mrow>
      </mrow>
    </mrow>
    <annotation encoding="StarMath 5.0">"{"(I+n)^3"}"^{""+sum""} = sum from j = 0 to n sum from k = 0 to n-j sum from l = 0 to n-j-k 1</annotation>
  </semantics>
</math>
</file>

<file path=Object 53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text>{</mtext>
        </mrow>
      </mrow>
      <msup>
        <mrow>
          <mo fence="true" stretchy="false">(</mo>
          <mrow>
            <mrow>
              <mi>I</mi>
              <mo stretchy="false">+</mo>
              <mrow>
                <mo fence="true" stretchy="false">(</mo>
                <mrow>
                  <mrow>
                    <mi>n</mi>
                    <mo stretchy="false">−</mo>
                    <mi>j</mi>
                  </mrow>
                </mrow>
                <mo fence="true" stretchy="false">)</mo>
              </mrow>
            </mrow>
          </mrow>
          <mo fence="true" stretchy="false">)</mo>
        </mrow>
        <mrow>
          <mi>k</mi>
          <mo stretchy="false">−</mo>
          <mn>1</mn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n)^k"}"^{""+sum""} = sum from j = 0 to n "{"(I+(n-j))^{k-1}"}"^{""+sum""}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n>0</mn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n>2</mn>
                    <mo stretchy="false">⋅</mo>
                    <mn>0</mn>
                  </mrow>
                </msup>
              </mrow>
              <mrow>
                <mn>1</mn>
                <mo stretchy="false">−</mo>
                <msup>
                  <mi>x</mi>
                  <mn>0</mn>
                </msup>
              </mrow>
            </mfrac>
          </mrow>
          <mo fence="true" stretchy="false">)</mo>
        </mrow>
        <mi>z</mi>
      </msup>
    </mrow>
    <annotation encoding="StarMath 5.0">(1+x^0)^z = ({1-x^{2 cdot 0}} over {1-x^0})^z</annotation>
  </semantics>
</math>
</file>

<file path=Object 55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2</mn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3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+x^{-2s})^z = ({1-x^{-3 s}} over {1-x^-s})^z</annotation>
  </semantics>
</math>
</file>

<file path=Object 56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sup>
                <mi>x</mi>
                <mrow>
                  <mo stretchy="false">−</mo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2</mn>
                  </mrow>
                  <mi>s</mi>
                </mrow>
              </msup>
              <mo stretchy="false">+</mo>
              <msup>
                <mi>x</mi>
                <mrow>
                  <mrow>
                    <mo stretchy="false">−</mo>
                    <mn>3</mn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n>4</mn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1+x^-s+x^{-2 s}+x^{-3 s})^z = ({1-x^{-4 s}} over {1-x^-s})^z</annotation>
  </semantics>
</math>
</file>

<file path=Object 57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n>0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"{"(I+n)^0"}"^{""+sum""} = bold{ 1 }_{ n&gt;=0 }( n )</annotation>
  </semantics>
</math>
</file>

<file path=Object 58/content.xml><?xml version="1.0" encoding="utf-8"?>
<math xmlns="http://www.w3.org/1998/Math/MathML" display="block">
  <semantics>
    <mrow>
      <mtext>{</mtext>
      <mi>n</mi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n>1</mn>
        </mrow>
      </mrow>
    </mrow>
    <annotation encoding="StarMath 5.0">"{"n"}"^{""+sum""} = sum from j = 1 to n 1</annotation>
  </semantics>
</math>
</file>

<file path=Object 59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n>2</mn>
                </mrow>
                <mi>s</mi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row>
                      <mn>2</mn>
                      <mi>s</mi>
                    </mrow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2 s k)} = (1 over {1-x^-{2s}})^z</annotation>
  </semantics>
</math>
</file>

<file path=Object 6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frac>
                </mrow>
                <mo fence="true" stretchy="false">)</mo>
              </mrow>
              <mn>2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n>1</mn>
        </mrow>
      </mrow>
    </mrow>
    <annotation encoding="StarMath 5.0">[(1 over {1-x^0})^2]^{"+"}_n = sum from j = 0 to n sum from k = 0 to n-j 1</annotation>
  </semantics>
</math>
</file>

<file path=Object 6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⋅</mo>
        <msup>
          <mi>x</mi>
          <mrow>
            <mo fence="true" stretchy="false">(</mo>
            <mrow>
              <mrow>
                <mrow>
                  <mo stretchy="false">−</mo>
                  <mi>a</mi>
                </mrow>
                <mi>s</mi>
                <mi>k</mi>
              </mrow>
            </mrow>
            <mo fence="true" stretchy="false">)</mo>
          </mrow>
        </msup>
      </mrow>
      <mo stretchy="false">=</mo>
      <msup>
        <mrow>
          <mo fence="true" stretchy="false">(</mo>
          <mrow>
            <mfrac>
              <mn>1</mn>
              <mrow>
                <mn>1</mn>
                <mo stretchy="false">−</mo>
                <msup>
                  <mi>x</mi>
                  <mrow>
                    <mo stretchy="false">−</mo>
                    <mrow>
                      <mi>a</mi>
                      <mi>s</mi>
                    </mrow>
                  </mrow>
                </msup>
              </mrow>
            </mfrac>
          </mrow>
          <mo fence="true" stretchy="false">)</mo>
        </mrow>
        <mi>z</mi>
      </msup>
    </mrow>
    <annotation encoding="StarMath 5.0">sum from k = 0 to infinity {{z^{"("k")"} over {k!}}}cdot{x^(-a s k)} = (1 over {1-x^-{a s}})^z</annotation>
  </semantics>
</math>
</file>

<file path=Object 61/content.xml><?xml version="1.0" encoding="utf-8"?>
<math xmlns="http://www.w3.org/1998/Math/MathML" display="block">
  <semantics>
    <mrow>
      <msup>
        <mrow>
          <mo fence="true" stretchy="false">(</mo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row>
                  <mi>a</mi>
                  <mo stretchy="false">−</mo>
                  <mn>1</mn>
                </mrow>
              </munderover>
              <msup>
                <mi>x</mi>
                <mrow>
                  <mrow>
                    <mo stretchy="false">−</mo>
                    <mi>j</mi>
                  </mrow>
                  <mi>s</mi>
                </mrow>
              </msup>
            </mrow>
          </mrow>
          <mo fence="true" stretchy="false">)</mo>
        </mrow>
        <mi>z</mi>
      </msup>
      <mo stretchy="false">=</mo>
      <msup>
        <mrow>
          <mo fence="true" stretchy="false">(</mo>
          <mrow>
            <mfrac>
              <mrow>
                <mn>1</mn>
                <mo stretchy="false">−</mo>
                <msup>
                  <mi>x</mi>
                  <mrow>
                    <mrow>
                      <mo stretchy="false">−</mo>
                      <mi>a</mi>
                    </mrow>
                    <mi>s</mi>
                  </mrow>
                </msup>
              </mrow>
              <mrow>
                <mn>1</mn>
                <mo stretchy="false">−</mo>
                <msup>
                  <mi>x</mi>
                  <mrow>
                    <mo stretchy="false">−</mo>
                    <mi>s</mi>
                  </mrow>
                </msup>
              </mrow>
            </mfrac>
          </mrow>
          <mo fence="true" stretchy="false">)</mo>
        </mrow>
        <mi>z</mi>
      </msup>
    </mrow>
    <annotation encoding="StarMath 5.0">(sum from j = 0 to a-1 x^{-j s} )^z = ({1-x^{-a s}} over {1-x^-s})^z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row/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row>
                        <mo stretchy="false">−</mo>
                        <mi>a</mi>
                      </mrow>
                      <mi>s</mi>
                    </mrow>
                  </msup>
                </mrow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</mrow>
            <mo fence="true" stretchy="false">)</mo>
          </mrow>
          <mi>z</mi>
        </msup>
        <mo stretchy="false">=</mo>
        <mrow>
          <munder>
            <mi>lim</mi>
            <mrow>
              <mi>x</mi>
              <mo stretchy="false">→</mo>
              <mn>1</mn>
            </mrow>
          </munder>
          <mrow/>
        </mrow>
      </mrow>
      <mrow>
        <msup>
          <mrow>
            <mo fence="true" stretchy="false">(</mo>
            <mrow>
              <mfrac>
                <mrow>
                  <mn>1</mn>
                  <mo stretchy="false">−</mo>
                  <msup>
                    <mi>x</mi>
                    <mrow>
                      <mrow>
                        <mo stretchy="false">−</mo>
                        <mi>a</mi>
                      </mrow>
                      <mi>s</mi>
                    </mrow>
                  </msup>
                </mrow>
                <mrow>
                  <mn>1</mn>
                  <mo stretchy="false">−</mo>
                  <msup>
                    <mi>x</mi>
                    <mrow>
                      <mo stretchy="false">−</mo>
                      <mi>s</mi>
                    </mrow>
                  </msup>
                </mrow>
              </mfrac>
            </mrow>
            <mo fence="true" stretchy="false">)</mo>
          </mrow>
          <mi>z</mi>
        </msup>
        <mo stretchy="false">=</mo>
        <msup>
          <mi>a</mi>
          <mi>z</mi>
        </msup>
      </mrow>
    </mrow>
    <annotation encoding="StarMath 5.0">lim from {s rightarrow 0}{}({1-x^{-a s}} over {1-x^-s})^z = lim from {x rightarrow 1}{}({1-x^{-a s}} over {1-x^-s})^z = a^z</annotation>
  </semantics>
</math>
</file>

<file path=Object 63/content.xml><?xml version="1.0" encoding="utf-8"?>
<math xmlns="http://www.w3.org/1998/Math/MathML" display="block">
  <semantics>
    <mrow>
      <mtext>{</mtext>
      <msup>
        <mi>n</mi>
        <mn>2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n>1</mn>
          </mrow>
        </mrow>
      </mrow>
    </mrow>
    <annotation encoding="StarMath 5.0">"{"n^2"}"^{""+sum""} = sum from j = 1 to {n-1} sum from k = 1 to n-j 1</annotation>
  </semantics>
</math>
</file>

<file path=Object 64/content.xml><?xml version="1.0" encoding="utf-8"?>
<math xmlns="http://www.w3.org/1998/Math/MathML" display="block">
  <semantics>
    <mrow>
      <mtext>{</mtext>
      <msup>
        <mi>n</mi>
        <mn>3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n>2</mn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n>1</mn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n>1</mn>
            </mrow>
          </mrow>
        </mrow>
      </mrow>
    </mrow>
    <annotation encoding="StarMath 5.0">"{"n^3"}"^{""+sum""} = sum from j = 1 to {n-2} sum from k = 1 to {n-j-1} sum from l = 1 to n-j-k 1</annotation>
  </semantics>
</math>
</file>

<file path=Object 65/content.xml><?xml version="1.0" encoding="utf-8"?>
<math xmlns="http://www.w3.org/1998/Math/MathML" display="block">
  <semantics>
    <mrow>
      <mtext>{</mtext>
      <msup>
        <mi>n</mi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n>0</mn>
      </mrow>
      <mi mathvariant="italic">if</mi>
      <mrow>
        <mi>k</mi>
        <mo stretchy="false">&gt;</mo>
        <mi>n</mi>
      </mrow>
    </mrow>
    <annotation encoding="StarMath 5.0">"{"n^k"}"^{""+sum""} = 0 if k&gt;n</annotation>
  </semantics>
</math>
</file>

<file path=Object 66/content.xml><?xml version="1.0" encoding="utf-8"?>
<math xmlns="http://www.w3.org/1998/Math/MathML" display="block">
  <semantics>
    <mrow>
      <mtext>{</mtext>
      <msup>
        <mi>n</mi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i>k</mi>
              <mo stretchy="false">+</mo>
              <mn>1</mn>
            </mrow>
          </munderover>
          <mtext>{</mtext>
        </mrow>
      </mrow>
      <msup>
        <mrow>
          <mo fence="true" stretchy="false">(</mo>
          <mrow>
            <mrow>
              <mi>n</mi>
              <mo stretchy="false">−</mo>
              <mi>j</mi>
            </mrow>
          </mrow>
          <mo fence="true" stretchy="false">)</mo>
        </mrow>
        <mrow>
          <mi>k</mi>
          <mo stretchy="false">−</mo>
          <mn>1</mn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n^k"}"^{""+sum""} = sum from j = 1 to n-k+1 "{"(n-j)^{k-1}"}"^{""+sum""}</annotation>
  </semantics>
</math>
</file>

<file path=Object 67/content.xml><?xml version="1.0" encoding="utf-8"?>
<math xmlns="http://www.w3.org/1998/Math/MathML" display="block">
  <semantics>
    <mrow>
      <mtext>{</mtext>
      <msup>
        <mi>n</mi>
        <mn>0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"{"n^0"}"^{""+sum""} = bold{ 1 }_{ n&gt;=0 }( n )</annotation>
  </semantics>
</math>
</file>

<file path=Object 68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i>j</mi>
          </mfrac>
        </mrow>
      </mrow>
    </mrow>
    <annotation encoding="StarMath 5.0">"{"log (I+n)"}"^{""+sum""} = sum from j = 1 to n {1 over j}</annotation>
  </semantics>
</math>
</file>

<file path=Object 69/content.xml><?xml version="1.0" encoding="utf-8"?>
<math xmlns="http://www.w3.org/1998/Math/MathML" display="block">
  <semantics>
    <mrow>
      <mtext>{</mtext>
      <msup>
        <mi>log</mi>
        <mn>2</mn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frac>
              <mn>1</mn>
              <mrow>
                <mi>j</mi>
                <mo stretchy="false">⋅</mo>
                <mi>k</mi>
              </mrow>
            </mfrac>
          </mrow>
        </mrow>
      </mrow>
    </mrow>
    <annotation encoding="StarMath 5.0">"{"log^2 (I+n)"}"^{""+sum""} = sum from j = 1 to {n-1} sum from k = 1 to n-j {{1}over { j cdot k }}</annotation>
  </semantics>
</math>
</file>

<file path=Object 7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frac>
                </mrow>
                <mo fence="true" stretchy="false">)</mo>
              </mrow>
              <mn>3</mn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i>j</mi>
            </mrow>
          </munderover>
          <mrow>
            <munderover>
              <mo stretchy="false">∑</mo>
              <mrow>
                <mi>l</mi>
                <mo stretchy="false">=</mo>
                <mn>0</mn>
              </mrow>
              <mrow>
                <mi>n</mi>
                <mo stretchy="false">−</mo>
                <mi>j</mi>
                <mo stretchy="false">−</mo>
                <mi>k</mi>
              </mrow>
            </munderover>
            <mn>0</mn>
          </mrow>
        </mrow>
      </mrow>
    </mrow>
    <annotation encoding="StarMath 5.0">[(1 over {1-x^0})^3]^{"+"}_n = sum from j = 0 to n sum from k = 0 to n-j sum from l = 0 to n-j-k 0</annotation>
  </semantics>
</math>
</file>

<file path=Object 70/content.xml><?xml version="1.0" encoding="utf-8"?>
<math xmlns="http://www.w3.org/1998/Math/MathML" display="block">
  <semantics>
    <mrow>
      <mtext>{</mtext>
      <msup>
        <mi>log</mi>
        <mn>3</mn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n>2</mn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  <mo stretchy="false">−</mo>
                <mn>1</mn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frac>
                <mn>1</mn>
                <mrow>
                  <mi>j</mi>
                  <mo stretchy="false">⋅</mo>
                  <mi>k</mi>
                  <mo stretchy="false">⋅</mo>
                  <mi>l</mi>
                </mrow>
              </mfrac>
            </mrow>
          </mrow>
        </mrow>
      </mrow>
    </mrow>
    <annotation encoding="StarMath 5.0">"{"log^3 (I+n)"}"^{""+sum""} = sum from j = 1 to {n-2} sum from k = 1 to {n-j-1} sum from l = 1 to n-j-k {1 over {j cdot k cdot l}}</annotation>
  </semantics>
</math>
</file>

<file path=Object 71/content.xml><?xml version="1.0" encoding="utf-8"?>
<math xmlns="http://www.w3.org/1998/Math/MathML" display="block">
  <semantics>
    <mrow>
      <mtext>{</mtext>
      <msup>
        <mi>log</mi>
        <mi>k</mi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n>0</mn>
      </mrow>
      <mi mathvariant="italic">if</mi>
      <mrow>
        <mi>k</mi>
        <mo stretchy="false">&gt;</mo>
        <mi>n</mi>
      </mrow>
    </mrow>
    <annotation encoding="StarMath 5.0">"{"log^k (I+n)"}"^{""+sum""} = 0 if k&gt;n</annotation>
  </semantics>
</math>
</file>

<file path=Object 72/content.xml><?xml version="1.0" encoding="utf-8"?>
<math xmlns="http://www.w3.org/1998/Math/MathML" display="block">
  <semantics>
    <mrow>
      <mtext>{</mtext>
      <msup>
        <mi>log</mi>
        <mi>k</mi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i>n</mi>
                <mo stretchy="false">−</mo>
                <mi>k</mi>
                <mo stretchy="false">+</mo>
                <mn>1</mn>
              </mrow>
            </munderover>
            <mfrac>
              <mn>1</mn>
              <mi>j</mi>
            </mfrac>
          </mrow>
          <mo stretchy="false">⋅</mo>
          <mtext>{</mtext>
        </mrow>
      </mrow>
      <msup>
        <mi>log</mi>
        <mrow>
          <mi>k</mi>
          <mo stretchy="false">−</mo>
          <mn>1</mn>
        </mrow>
      </msup>
      <mrow>
        <mo fence="true" stretchy="false">(</mo>
        <mrow>
          <mrow>
            <mi>I</mi>
            <mo stretchy="false">+</mo>
            <mi>n</mi>
            <mo stretchy="false">−</mo>
            <mi>j</mi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^k (I+n)"}"^{""+sum""} = sum from j = 1 to n-k+1 {1 over j} cdot "{"log^{k-1}( I+n - j)"}"^{""+sum""}</annotation>
  </semantics>
</math>
</file>

<file path=Object 73/content.xml><?xml version="1.0" encoding="utf-8"?>
<math xmlns="http://www.w3.org/1998/Math/MathML" display="block">
  <semantics>
    <mrow>
      <mtext>{</mtext>
      <msup>
        <mi>log</mi>
        <mn>0</mn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"{"log^0 (I+n)"}"^{""+sum""} = bold{ 1 }_{ n&gt;=0 }( n )</annotation>
  </semantics>
</math>
</file>

<file path=Object 74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text>{</mtext>
      <msup>
        <mi>n</mi>
        <mi>k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n)^z"}"^{""+sum""} = sum from k = 0 ( binom{z}{k} )"{"n^k"}"^{""+sum""}</annotation>
  </semantics>
</math>
</file>

<file path=Object 75/content.xml><?xml version="1.0" encoding="utf-8"?>
<math xmlns="http://www.w3.org/1998/Math/MathML" display="block">
  <semantics>
    <mrow>
      <mtext>{</mtext>
      <msup>
        <mi>n</mi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j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n^k"}"^{""+sum""} = sum from j = 0 to k (-1)^{k-j}( binom{k}{j} )"{"(I+n)^j"}"^{""+sum""}</annotation>
  </semantics>
</math>
</file>

<file path=Object 76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text>{</mtext>
      <msup>
        <mi>n</mi>
        <mi>k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I+n)"}"^{""+sum""} = sum from k = 1 {(-1)^{k+1} over k}"{"n^k"}"^{""+sum""}</annotation>
  </semantics>
</math>
</file>

<file path=Object 77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 (I+n)"}"^{""+sum""} = lim from {z rightarrow 0}{} { partial over {partial z }}"{"(I+n)^z"}"^{""+sum""}</annotation>
  </semantics>
</math>
</file>

<file path=Object 78/content.xml><?xml version="1.0" encoding="utf-8"?>
<math xmlns="http://www.w3.org/1998/Math/MathML" display="block">
  <semantics>
    <mrow>
      <mtext>{</mtext>
      <msup>
        <mi>log</mi>
        <mi>k</mi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log^k (I+n)"}"^{""+sum""} = lim from {z rightarrow 0}{} { partial^k over {partial z^k }}"{"(I+n)^z"}"^{""+sum""}</annotation>
  </semantics>
</math>
</file>

<file path=Object 79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text>{</mtext>
      <msup>
        <mi>log</mi>
        <mi>k</mi>
      </msup>
      <mrow>
        <mo fence="true" stretchy="false">(</mo>
        <mrow>
          <mrow>
            <mi>I</mi>
            <mo stretchy="false">+</mo>
            <mi>n</mi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n)^z"}"^{""+sum""} = sum from k = 0  {z^k over {k!}} "{"log^k (I+n)"}"^{""+sum""}</annotation>
  </semantics>
</math>
</file>

<file path=Object 8/content.xml><?xml version="1.0" encoding="utf-8"?>
<math xmlns="http://www.w3.org/1998/Math/MathML" display="block">
  <semantics>
    <mrow>
      <msubsup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sup>
                        <mi>x</mi>
                        <mn>0</mn>
                      </msup>
                    </mrow>
                  </mfrac>
                </mrow>
                <mo fence="true" stretchy="false">)</mo>
              </mrow>
              <mi>k</mi>
            </msup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0</mn>
          </mrow>
          <mi>n</mi>
        </munderover>
        <msubsup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sup>
                          <mi>x</mi>
                          <mn>0</mn>
                        </msup>
                      </mrow>
                    </mfrac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−</mo>
            <mi>j</mi>
          </mrow>
          <mtext>+</mtext>
        </msubsup>
      </mrow>
    </mrow>
    <annotation encoding="StarMath 5.0">[(1 over {1-x^0})^k]^{"+"}_n = sum from j = 0 to n [ (1 over {1-x^0})^{k-1} ]^{"+"}_{ n-j }</annotation>
  </semantics>
</math>
</file>

<file path=Object 80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row>
                <mo fence="true" stretchy="false">(</mo>
                <mrow>
                  <mi>k</mi>
                </mrow>
                <mo fence="true" stretchy="false">)</mo>
              </mrow>
            </msup>
            <mrow>
              <mi>k</mi>
              <mi>!</mi>
            </mrow>
          </mfrac>
        </mrow>
        <mo stretchy="false">=</mo>
        <mfrac>
          <msup>
            <mrow>
              <mo fence="true" stretchy="false">(</mo>
              <mrow>
                <mrow>
                  <mi>z</mi>
                  <mo stretchy="false">+</mo>
                  <mn>1</mn>
                </mrow>
              </mrow>
              <mo fence="true" stretchy="false">)</mo>
            </mrow>
            <mrow>
              <mtext>(</mtext>
              <mi>n</mi>
              <mtext>)</mtext>
            </mrow>
          </msup>
          <mrow>
            <mi>n</mi>
            <mi>!</mi>
          </mrow>
        </mfrac>
      </mrow>
    </mrow>
    <annotation encoding="StarMath 5.0">"{"(I+n)^z"}"^{""+sum""}= sum from k = 0 to n {z^{(k)} over {k!}} = {(z+1)^{"("n")"} over {n!}}</annotation>
  </semantics>
</math>
</file>

<file path=Object 81/content.xml><?xml version="1.0" encoding="utf-8"?>
<math xmlns="http://www.w3.org/1998/Math/MathML" display="block">
  <semantics>
    <mrow>
      <mtext>{</mtext>
      <msup>
        <mi>n</mi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o fence="true" stretchy="false">(</mo>
          <mrow>
            <mtable>
              <mtr>
                <mtd>
                  <mi>n</mi>
                </mtd>
              </mtr>
              <mtr>
                <mtd>
                  <mi>z</mi>
                </mtd>
              </mtr>
            </mtable>
          </mrow>
          <mo fence="true" stretchy="false">)</mo>
        </mrow>
      </mrow>
    </mrow>
    <annotation encoding="StarMath 5.0">"{"n^z"}"^{""+sum""}= ( binom{n}{z} )</annotation>
  </semantics>
</math>
</file>

<file path=Object 82/content.xml><?xml version="1.0" encoding="utf-8"?>
<math xmlns="http://www.w3.org/1998/Math/MathML" display="block">
  <semantics>
    <mrow>
      <mtext>{</mtext>
      <msubsup>
        <mi>e</mi>
        <mi>n</mi>
        <mi>z</mi>
      </msub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text>{</mtext>
      <msup>
        <mrow>
          <mo fence="true" stretchy="false">(</mo>
          <mrow>
            <mrow>
              <mi>I</mi>
              <mo stretchy="false">+</mo>
              <mi>a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o stretchy="false">∇</mo>
      </mrow>
      <mtext>{</mtext>
      <msup>
        <mrow>
          <mo fence="true" stretchy="false">(</mo>
          <mrow>
            <mrow>
              <mi>I</mi>
              <mo stretchy="false">+</mo>
              <mi>b</mi>
            </mrow>
          </mrow>
          <mo fence="true" stretchy="false">)</mo>
        </mrow>
        <mrow>
          <mo stretchy="false">−</mo>
          <mfrac>
            <mi>z</mi>
            <mn>2</mn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o stretchy="false">∇</mo>
      </mrow>
      <mtext>{</mtext>
      <msup>
        <mrow>
          <mo fence="true" stretchy="false">(</mo>
          <mrow>
            <mrow>
              <mi>I</mi>
              <mo stretchy="false">+</mo>
              <mi>c</mi>
            </mrow>
          </mrow>
          <mo fence="true" stretchy="false">)</mo>
        </mrow>
        <mrow>
          <mo stretchy="false">−</mo>
          <mfrac>
            <mi>z</mi>
            <mn>3</mn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o stretchy="false">∇</mo>
      </mrow>
      <mtext>{</mtext>
      <msup>
        <mrow>
          <mo fence="true" stretchy="false">(</mo>
          <mrow>
            <mrow>
              <mi>I</mi>
              <mo stretchy="false">+</mo>
              <mi>d</mi>
            </mrow>
          </mrow>
          <mo fence="true" stretchy="false">)</mo>
        </mrow>
        <mrow>
          <mo stretchy="false">−</mo>
          <mfrac>
            <mi>z</mi>
            <mn>5</mn>
          </mfrac>
        </mrow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⋅</mo>
        <mn>..</mn>
      </mrow>
      <mi>.</mi>
    </mrow>
    <annotation encoding="StarMath 5.0">"{"e_n^z"}"^{""+sum""} = sum from { a+2b+3c+4d+... &lt;= n } nabla "{"(I+a)^z"}"^{""+sum""} cdot nabla "{"(I+b)^{-{z over 2}}"}"^{""+sum""} cdot nabla "{"(I+c)^{-{z over 3}}"}"^{""+sum""} cdot nabla "{"(I+d)^{-{z over 5}}"}"^{""+sum""} cdot  ...</annotation>
  </semantics>
</math>
</file>

<file path=Object 83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i>n</mi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row>
                <mi>a</mi>
                <mo stretchy="false">+</mo>
                <mn>2</mn>
              </mrow>
              <mrow>
                <mi>b</mi>
                <mo stretchy="false">+</mo>
                <mn>3</mn>
              </mrow>
              <mrow>
                <mi>c</mi>
                <mo stretchy="false">+</mo>
                <mn>4</mn>
              </mrow>
              <mrow>
                <mrow>
                  <mi>d</mi>
                  <mo stretchy="false">+</mo>
                  <mn>...</mn>
                </mrow>
                <mo stretchy="false">≤</mo>
                <mi>n</mi>
              </mrow>
            </mrow>
          </munder>
          <mo stretchy="false">∇</mo>
        </mrow>
      </mrow>
      <mtext>{</mtext>
      <msubsup>
        <mi>e</mi>
        <mi>a</mi>
        <mi>z</mi>
      </msubsup>
      <mrow>
        <mtext>}</mtext>
        <mo stretchy="false">⋅</mo>
        <mo stretchy="false">∇</mo>
      </mrow>
      <mtext>{</mtext>
      <msubsup>
        <mi>e</mi>
        <mi>b</mi>
        <mfrac>
          <mi>z</mi>
          <mn>2</mn>
        </mfrac>
      </msubsup>
      <mrow>
        <mtext>}</mtext>
        <mo stretchy="false">⋅</mo>
        <mo stretchy="false">∇</mo>
      </mrow>
      <mtext>{</mtext>
      <msubsup>
        <mi>e</mi>
        <mi>c</mi>
        <mfrac>
          <mi>z</mi>
          <mn>3</mn>
        </mfrac>
      </msubsup>
      <mrow>
        <mtext>}</mtext>
        <mo stretchy="false">⋅</mo>
        <mo stretchy="false">∇</mo>
      </mrow>
      <mtext>{</mtext>
      <msubsup>
        <mi>e</mi>
        <mi>d</mi>
        <mfrac>
          <mi>z</mi>
          <mn>4</mn>
        </mfrac>
      </msubsup>
      <mrow>
        <mtext>}</mtext>
        <mo stretchy="false">⋅</mo>
        <mn>..</mn>
      </mrow>
      <mi>.</mi>
    </mrow>
    <annotation encoding="StarMath 5.0">"{"(I+n)^z"}"^{""+sum""} = sum from { a+2b+3c+4d+... &lt;= n } nabla "{"e_a^z"}" cdot nabla "{"e_b^{z over 2}"}" cdot nabla "{"e_c^{z over 3}"}" cdot nabla "{"e_d^{z over 4}"}" cdot  ...</annotation>
  </semantics>
</math>
</file>

<file path=Object 8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n>1</mn>
                      <mrow>
                        <mn>1</mn>
                        <mo stretchy="false">−</mo>
                        <mi>x</mi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i>e</mi>
              <mfrac>
                <mi>z</mi>
                <mi>k</mi>
              </mfrac>
            </msup>
          </mrow>
          <mo fence="true" stretchy="false">]</mo>
        </mrow>
        <msub>
          <mi>a</mi>
          <mi>k</mi>
        </msub>
      </msub>
    </mrow>
    <annotation encoding="StarMath 5.0">[(1 over {1-x})^z]_n = sum from { a_1+2a_2+...+k cdot a_k &lt;= n } prod from k nabla [e^{{z over k}}]_{ a_k }</annotation>
  </semantics>
</math>
</file>

<file path=Object 8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e</mi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sub>
                  <mi>a</mi>
                  <mn>1</mn>
                </msub>
                <mo stretchy="false">+</mo>
                <mn>2</mn>
              </mrow>
              <mrow>
                <mrow>
                  <msub>
                    <mi>a</mi>
                    <mn>2</mn>
                  </msub>
                  <mo stretchy="false">+</mo>
                  <mn>...</mn>
                  <mo stretchy="false">+</mo>
                  <mrow>
                    <mi>k</mi>
                    <mo stretchy="false">⋅</mo>
                    <msub>
                      <mi>a</mi>
                      <mi>k</mi>
                    </msub>
                  </mrow>
                </mrow>
                <mo stretchy="false">≤</mo>
                <mi>n</mi>
              </mrow>
            </mrow>
          </munder>
          <mrow>
            <munder>
              <mo stretchy="false">∏</mo>
              <mi>k</mi>
            </munder>
            <mo stretchy="false">∇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frac>
                    <mn>1</mn>
                    <mrow>
                      <mn>1</mn>
                      <mo stretchy="false">−</mo>
                      <mi>x</mi>
                    </mrow>
                  </mfrac>
                </mrow>
                <mo fence="true" stretchy="false">)</mo>
              </mrow>
              <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o stretchy="false">⋅</mo>
                <mfrac>
                  <mi>z</mi>
                  <mi>k</mi>
                </mfrac>
              </mrow>
            </msup>
          </mrow>
          <mo fence="true" stretchy="false">]</mo>
        </mrow>
        <msub>
          <mi>a</mi>
          <mi>k</mi>
        </msub>
      </msub>
    </mrow>
    <annotation encoding="StarMath 5.0">[e^z]_n = sum from { a_1+2 a_2 +...+k cdot a_k &lt;= n } prod from k nabla [(1 over {1-x})^{{%mu(k)} cdot {z over k}}]_{ a_k }</annotation>
  </semantics>
</math>
</file>

<file path=Object 86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</mrow>
      <mtext>{</mtext>
      <msup>
        <mi>log</mi>
        <mi>k</mi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e_n)^z"}"^{""+sum""} = sum from k = 0  {z^k over {k!}} "{"log^k (I+e_n)"}"^{""+sum""}</annotation>
  </semantics>
</math>
</file>

<file path=Object 87/content.xml><?xml version="1.0" encoding="utf-8"?>
<math xmlns="http://www.w3.org/1998/Math/MathML" display="block">
  <semantics>
    <mrow>
      <mtext>{</mtext>
      <mrow>
        <mi>I</mi>
        <mo stretchy="false">+</mo>
        <msub>
          <mi>e</mi>
          <mi>n</mi>
        </msub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frac>
            <mn>1</mn>
            <mrow>
              <mi>j</mi>
              <mi>!</mi>
            </mrow>
          </mfrac>
        </mrow>
      </mrow>
    </mrow>
    <annotation encoding="StarMath 5.0">"{"I+e_n"}"^{""+sum""} = sum from j = 0 to n {1 over {j!}}</annotation>
  </semantics>
</math>
</file>

<file path=Object 88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n>2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i>j</mi>
              </mrow>
            </munderover>
            <mfrac>
              <mn>1</mn>
              <mrow>
                <mi>j</mi>
                <mrow>
                  <mi>!</mi>
                  <mo stretchy="false">⋅</mo>
                  <mi>k</mi>
                </mrow>
                <mi>!</mi>
              </mrow>
            </mfrac>
          </mrow>
        </mrow>
      </mrow>
    </mrow>
    <annotation encoding="StarMath 5.0">"{"(I+e_n)^2"}"^{""+sum""} = sum from j = 0 to n sum from k = 0 to n-j {1 over { j! cdot k! }}</annotation>
  </semantics>
</math>
</file>

<file path=Object 89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n>3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i>j</mi>
              </mrow>
            </munderover>
            <mrow>
              <munderover>
                <mo stretchy="false">∑</mo>
                <mrow>
                  <mi>l</mi>
                  <mo stretchy="false">=</mo>
                  <mn>0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frac>
                <mn>1</mn>
                <mrow>
                  <mi>j</mi>
                  <mrow>
                    <mi>!</mi>
                    <mo stretchy="false">⋅</mo>
                    <mi>k</mi>
                  </mrow>
                  <mrow>
                    <mi>!</mi>
                    <mo stretchy="false">⋅</mo>
                    <mi>l</mi>
                  </mrow>
                  <mi>!</mi>
                </mrow>
              </mfrac>
            </mrow>
          </mrow>
        </mrow>
      </mrow>
    </mrow>
    <annotation encoding="StarMath 5.0">"{"(I+e_n)^3"}"^{""+sum""} = sum from j = 0 to n sum from k = 0 to n-j sum from l = 0 to n-j-k {1 over {j! cdot k! cdot l!}}</annotation>
  </semantics>
</math>
</file>

<file path=Object 9/content.xml><?xml version="1.0" encoding="utf-8"?>
<math xmlns="http://www.w3.org/1998/Math/MathML" display="block">
  <semantics>
    <mrow>
      <msubsup>
        <mrow>
          <mo fence="true" stretchy="false">[</mo>
          <mrow>
            <mrow>
              <mfrac>
                <mn>1</mn>
                <mrow>
                  <mn>1</mn>
                  <mo stretchy="false">−</mo>
                  <msup>
                    <mi>x</mi>
                    <mn>0</mn>
                  </msup>
                </mrow>
              </mfrac>
              <mo stretchy="false">−</mo>
              <mn>1</mn>
            </mrow>
          </mrow>
          <mo fence="true" stretchy="false">]</mo>
        </mrow>
        <mi>n</mi>
        <mtext>+</mtext>
      </msubsup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n>1</mn>
      </mrow>
    </mrow>
    <annotation encoding="StarMath 5.0">[1 over {1-x^0}-1]^{"+"}_n = sum from j = 1 to n 1</annotation>
  </semantics>
</math>
</file>

<file path=Object 90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k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n</mi>
            </munderover>
            <mfrac>
              <mn>1</mn>
              <mrow>
                <mi>j</mi>
                <mi>!</mi>
              </mrow>
            </mfrac>
          </mrow>
          <mo stretchy="false">⋅</mo>
          <mtext>{</mtext>
        </mrow>
      </mrow>
      <msup>
        <mrow>
          <mo fence="true" stretchy="false">(</mo>
          <mrow>
            <mrow>
              <mi>I</mi>
              <mo stretchy="false">+</mo>
              <msub>
                <mi>e</mi>
                <mrow>
                  <mi>n</mi>
                  <mo stretchy="false">−</mo>
                  <mi>j</mi>
                </mrow>
              </msub>
            </mrow>
          </mrow>
          <mo fence="true" stretchy="false">)</mo>
        </mrow>
        <mrow>
          <mi>k</mi>
          <mo stretchy="false">−</mo>
          <mn>1</mn>
        </mrow>
      </m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(I+e_n)^k"}"^{""+sum""} = sum from j = 0 to n {1 over {j!}} cdot "{"(I+e_{n-j})^{k-1}"}"^{""+sum""}</annotation>
  </semantics>
</math>
</file>

<file path=Object 91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n>0</mn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"{"(I+e_n)^0"}"^{""+sum""} = bold{ 1 }_{ n&gt;=0 }( n )</annotation>
  </semantics>
</math>
</file>

<file path=Object 92/content.xml><?xml version="1.0" encoding="utf-8"?>
<math xmlns="http://www.w3.org/1998/Math/MathML" display="block">
  <semantics>
    <mrow>
      <mtext>{</mtext>
      <msup>
        <mrow>
          <mo fence="true" stretchy="false">(</mo>
          <mrow>
            <mrow>
              <mi>I</mi>
              <mo stretchy="false">+</mo>
              <msub>
                <mi>e</mi>
                <mi>n</mi>
              </msub>
            </mrow>
          </mrow>
          <mo fence="true" stretchy="false">)</mo>
        </mrow>
        <mi>z</mi>
      </m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frac>
            <msup>
              <mi>z</mi>
              <mi>k</mi>
            </msup>
            <mrow>
              <mi>k</mi>
              <mi>!</mi>
            </mrow>
          </mfrac>
        </mrow>
      </mrow>
    </mrow>
    <annotation encoding="StarMath 5.0">"{"(I+e_n)^z"}"^{""+sum""} = sum from k = 0 to n {z^k over {k!}}</annotation>
  </semantics>
</math>
</file>

<file path=Object 93/content.xml><?xml version="1.0" encoding="utf-8"?>
<math xmlns="http://www.w3.org/1998/Math/MathML" display="block">
  <semantics>
    <mrow>
      <mtext>{</mtext>
      <msub>
        <mi>e</mi>
        <mi>n</mi>
      </msub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row>
              <mi>j</mi>
              <mi>!</mi>
            </mrow>
          </mfrac>
        </mrow>
      </mrow>
    </mrow>
    <annotation encoding="StarMath 5.0">"{"e_n"}"^{""+sum""} = sum from j = 1 to n {1 over {j!}}</annotation>
  </semantics>
</math>
</file>

<file path=Object 94/content.xml><?xml version="1.0" encoding="utf-8"?>
<math xmlns="http://www.w3.org/1998/Math/MathML" display="block">
  <semantics>
    <mrow>
      <mtext>{</mtext>
      <msubsup>
        <mi>e</mi>
        <mi>n</mi>
        <mn>2</mn>
      </msub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frac>
              <mn>1</mn>
              <mrow>
                <mi>j</mi>
                <mrow>
                  <mi>!</mi>
                  <mo stretchy="false">⋅</mo>
                  <mi>k</mi>
                </mrow>
                <mi>!</mi>
              </mrow>
            </mfrac>
          </mrow>
        </mrow>
      </mrow>
    </mrow>
    <annotation encoding="StarMath 5.0">"{"e_n^2"}"^{""+sum""} = sum from j = 1 to n-1 sum from k = 1 to n-j {1over { j! cdot k! }}</annotation>
  </semantics>
</math>
</file>

<file path=Object 95/content.xml><?xml version="1.0" encoding="utf-8"?>
<math xmlns="http://www.w3.org/1998/Math/MathML" display="block">
  <semantics>
    <mrow>
      <mtext>{</mtext>
      <msubsup>
        <mi>e</mi>
        <mi>n</mi>
        <mn>3</mn>
      </msub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i>n</mi>
                <mo stretchy="false">−</mo>
                <mi>j</mi>
              </mrow>
            </munderover>
            <mrow>
              <munderover>
                <mo stretchy="false">∑</mo>
                <mrow>
                  <mi>l</mi>
                  <mo stretchy="false">=</mo>
                  <mn>1</mn>
                </mrow>
                <mrow>
                  <mi>n</mi>
                  <mo stretchy="false">−</mo>
                  <mi>j</mi>
                  <mo stretchy="false">−</mo>
                  <mi>k</mi>
                </mrow>
              </munderover>
              <mfrac>
                <mn>1</mn>
                <mrow>
                  <mi>j</mi>
                  <mrow>
                    <mi>!</mi>
                    <mo stretchy="false">⋅</mo>
                    <mi>k</mi>
                  </mrow>
                  <mrow>
                    <mi>!</mi>
                    <mo stretchy="false">⋅</mo>
                    <mi>l</mi>
                  </mrow>
                  <mi>!</mi>
                </mrow>
              </mfrac>
            </mrow>
          </mrow>
        </mrow>
      </mrow>
    </mrow>
    <annotation encoding="StarMath 5.0">"{"e_n^3"}"^{""+sum""} = sum from j = 1 to n sum from k = 1 to n-j sum from l = 1 to n-j-k {1 over {j! cdot k! cdot l!}}</annotation>
  </semantics>
</math>
</file>

<file path=Object 96/content.xml><?xml version="1.0" encoding="utf-8"?>
<math xmlns="http://www.w3.org/1998/Math/MathML" display="block">
  <semantics>
    <mrow>
      <mtext>{</mtext>
      <msubsup>
        <mi>e</mi>
        <mi>n</mi>
        <mi>k</mi>
      </msub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row>
                <mi>n</mi>
                <mo stretchy="false">−</mo>
                <mi>k</mi>
                <mo stretchy="false">+</mo>
                <mn>1</mn>
              </mrow>
            </munderover>
            <mfrac>
              <mn>1</mn>
              <mrow>
                <mi>j</mi>
                <mi>!</mi>
              </mrow>
            </mfrac>
          </mrow>
          <mo stretchy="false">⋅</mo>
          <mtext>{</mtext>
        </mrow>
      </mrow>
      <msubsup>
        <mi>e</mi>
        <mrow>
          <mi>n</mi>
          <mo stretchy="false">−</mo>
          <mi>j</mi>
        </mrow>
        <mrow>
          <mi>k</mi>
          <mo stretchy="false">−</mo>
          <mn>1</mn>
        </mrow>
      </msubsup>
      <msup>
        <mtext>}</mtext>
        <mrow>
          <mtext/>
          <mo stretchy="false">+</mo>
          <mrow>
            <mo stretchy="false">∑</mo>
            <mtext/>
          </mrow>
        </mrow>
      </msup>
    </mrow>
    <annotation encoding="StarMath 5.0">"{"e_n^k"}"^{""+sum""} = sum from j = 1 to n-k+1 {1 over {j!}} cdot "{"e_{n-j}^{k-1}"}"^{""+sum""}</annotation>
  </semantics>
</math>
</file>

<file path=Object 97/content.xml><?xml version="1.0" encoding="utf-8"?>
<math xmlns="http://www.w3.org/1998/Math/MathML" display="block">
  <semantics>
    <mrow>
      <mtext>{</mtext>
      <msubsup>
        <mi>e</mi>
        <mi>n</mi>
        <mn>0</mn>
      </msubsup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style mathvariant="bold">
          <msub>
            <mn>1</mn>
            <mrow>
              <mi>n</mi>
              <mo stretchy="false">≥</mo>
              <mn>0</mn>
            </mrow>
          </msub>
        </mstyle>
      </mrow>
      <mrow>
        <mo fence="true" stretchy="false">(</mo>
        <mrow>
          <mi>n</mi>
        </mrow>
        <mo fence="true" stretchy="false">)</mo>
      </mrow>
    </mrow>
    <annotation encoding="StarMath 5.0">"{"e_n^0"}"^{""+sum""} = bold{ 1 }_{ n&gt;=0 }( n )</annotation>
  </semantics>
</math>
</file>

<file path=Object 98/content.xml><?xml version="1.0" encoding="utf-8"?>
<math xmlns="http://www.w3.org/1998/Math/MathML" display="block">
  <semantics>
    <mrow>
      <mtext>{</mtext>
      <mi>log</mi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o fence="true" stretchy="false">(</mo>
          <mrow>
            <mrow>
              <mi>n</mi>
              <mo stretchy="false">&gt;</mo>
              <mn>0</mn>
            </mrow>
          </mrow>
          <mo fence="true" stretchy="false">)</mo>
        </mrow>
      </mrow>
      <mi>?</mi>
      <mn>1</mn>
      <mi mathvariant="normal">:</mi>
      <mn>0</mn>
    </mrow>
    <annotation encoding="StarMath 5.0">"{"log (I+e_n)"}"^{""+sum""} = (n&gt;0) ? 1:0</annotation>
  </semantics>
</math>
</file>

<file path=Object 99/content.xml><?xml version="1.0" encoding="utf-8"?>
<math xmlns="http://www.w3.org/1998/Math/MathML" display="block">
  <semantics>
    <mrow>
      <mtext>{</mtext>
      <msup>
        <mi>log</mi>
        <mn>2</mn>
      </msup>
      <mrow>
        <mo fence="true" stretchy="false">(</mo>
        <mrow>
          <mrow>
            <mi>I</mi>
            <mo stretchy="false">+</mo>
            <msub>
              <mi>e</mi>
              <mi>n</mi>
            </msub>
          </mrow>
        </mrow>
        <mo fence="true" stretchy="false">)</mo>
      </mrow>
      <mrow>
        <msup>
          <mtext>}</mtext>
          <mrow>
            <mtext/>
            <mo stretchy="false">+</mo>
            <mrow>
              <mo stretchy="false">∑</mo>
              <mtext/>
            </mrow>
          </mrow>
        </msup>
        <mo stretchy="false">=</mo>
        <mrow>
          <mo fence="true" stretchy="false">(</mo>
          <mrow>
            <mrow>
              <mi>n</mi>
              <mo stretchy="false">&gt;</mo>
              <mn>1</mn>
            </mrow>
          </mrow>
          <mo fence="true" stretchy="false">)</mo>
        </mrow>
      </mrow>
      <mi>?</mi>
      <mn>1</mn>
      <mi mathvariant="normal">:</mi>
      <mn>0</mn>
    </mrow>
    <annotation encoding="StarMath 5.0">"{"log^2 (I+e_n)"}"^{""+sum""} = (n&gt;1) ? 1:0</annotation>
  </semantics>
</math>
</file>